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15">
      <style:table-cell-properties style:vertical-align="automatic" fo:background-color="transparent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</style:style>
    <style:style style:name="ce11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38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36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automatic" fo:background-color="#00FFFF" style:repeat-content="false"/>
      <style:paragraph-properties fo:text-align="center"/>
      <style:text-properties style:text-underline-style="solid" style:text-underline-type="single"/>
    </style:style>
    <style:style style:name="ce17" style:family="table-cell" style:parent-style-name="Default" style:data-style-name="N2">
      <style:table-cell-properties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37">
      <style:table-cell-properties style:vertical-align="automatic" fo:background-color="transparent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2"/>
    <style:style style:name="ce23" style:family="table-cell" style:parent-style-name="Default" style:data-style-name="N1">
      <style:table-cell-properties style:vertical-align="automatic" fo:background-color="transparent" style:repeat-content="false"/>
      <style:paragraph-properties fo:text-align="center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06375cm" style:use-optimal-column-width="true"/>
    </style:style>
    <style:style style:name="co3" style:family="table-column">
      <style:table-column-properties fo:break-before="auto" style:column-width="2.19604166666667cm" style:use-optimal-column-width="true"/>
    </style:style>
    <style:style style:name="co4" style:family="table-column">
      <style:table-column-properties fo:break-before="auto" style:column-width="2.513541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38125cm"/>
    </style:style>
    <style:style style:name="co7" style:family="table-column">
      <style:table-column-properties fo:break-before="auto" style:column-width="1.85208333333333cm" style:use-optimal-column-width="true"/>
    </style:style>
    <style:style style:name="co8" style:family="table-column">
      <style:table-column-properties fo:break-before="auto" style:column-width="1.957916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1">
      <style:table-properties table:display="true" table:tab-color="#66FFFF" style:writing-mode="lr-tb"/>
    </style:style>
    <style:style style:name="ta3" style:family="table" style:master-page-name="mp2">
      <style:table-properties table:display="true" table:tab-color="#66FFFF" style:writing-mode="lr-tb"/>
    </style:style>
    <style:style style:name="ta4" style:family="table" style:master-page-name="mp2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uses" table:style-name="ta1">
        <table:table-column table:style-name="co1" table:number-columns-repeated="3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column table:style-name="co5" table:default-cell-style-name="ce3"/>
        <table:table-column table:style-name="co6" table:default-cell-style-name="ce3"/>
        <table:table-column table:style-name="co1" table:number-columns-repeated="16375" table:default-cell-style-name="ce3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Bus_Type</text:p>
          </table:table-cell>
          <table:table-cell office:value-type="string" table:style-name="ce2">
            <text:p>Area</text:p>
          </table:table-cell>
          <table:table-cell office:value-type="string" table:style-name="ce2">
            <text:p>V_Mag (pu)</text:p>
          </table:table-cell>
          <table:table-cell office:value-type="string" table:style-name="ce2">
            <text:p>V_Ang (deg)</text:p>
          </table:table-cell>
          <table:table-cell office:value-type="string" table:style-name="ce2">
            <text:p>V_Nom (kV)</text:p>
          </table:table-cell>
          <table:table-cell office:value-type="string" table:style-name="ce2">
            <text:p>Zone</text:p>
          </table:table-cell>
          <table:table-cell office:value-type="string" table:style-name="ce2">
            <text:p>V_max (pu)</text:p>
          </table:table-cell>
          <table:table-cell office:value-type="string" table:style-name="ce2">
            <text:p>V_min (pu)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66" table:style-name="ce4">
            <text:p>66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4" table:style-name="ce2">
            <text:p>1,04</text:p>
          </table:table-cell>
          <table:table-cell office:value-type="float" office:value="0.96" table:style-name="ce2">
            <text:p>0,96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1.06" table:style-name="ce4">
            <text:p>1,06</text:p>
          </table:table-cell>
          <table:table-cell office:value-type="float" office:value="0.94" table:style-name="ce4">
            <text:p>0,94</text:p>
          </table:table-cell>
          <table:table-cell table:number-columns-repeated="16375" table:style-name="ce3"/>
        </table:table-row>
        <table:table-row table:number-rows-repeated="1048544" table:style-name="ro1">
          <table:table-cell table:number-columns-repeated="16384"/>
        </table:table-row>
      </table:table>
      <table:table table:name="Lines" table:style-name="ta1">
        <table:table-column table:style-name="co1" table:number-columns-repeated="2" table:default-cell-style-name="ce3"/>
        <table:table-column table:style-name="co7" table:default-cell-style-name="ce3"/>
        <table:table-column table:style-name="co1" table:default-cell-style-name="ce3"/>
        <table:table-column table:style-name="co1" table:default-cell-style-name="ce8"/>
        <table:table-column table:style-name="co1" table:default-cell-style-name="ce3"/>
        <table:table-column table:style-name="co8" table:number-columns-repeated="3" table:default-cell-style-name="ce3"/>
        <table:table-column table:style-name="co1" table:number-columns-repeated="5" table:default-cell-style-name="ce3"/>
        <table:table-column table:style-name="co1" table:number-columns-repeated="2" table:default-cell-style-name="ce8"/>
        <table:table-column table:style-name="co1" table:number-columns-repeated="16368" table:default-cell-style-name="ce3"/>
        <table:table-row table:style-name="ro2">
          <table:table-cell office:value-type="string" table:style-name="ce5">
            <text:p>From</text:p>
          </table:table-cell>
          <table:table-cell office:value-type="string" table:style-name="ce5">
            <text:p>To</text:p>
          </table:table-cell>
          <table:table-cell office:value-type="string" table:style-name="ce5">
            <text:p>r (pu)</text:p>
          </table:table-cell>
          <table:table-cell office:value-type="string" table:style-name="ce5">
            <text:p>x (pu)</text:p>
          </table:table-cell>
          <table:table-cell office:value-type="string" table:style-name="ce6">
            <text:p>g_sh (pu)</text:p>
          </table:table-cell>
          <table:table-cell office:value-type="string" table:style-name="ce5">
            <text:p>b_sh (pu)</text:p>
          </table:table-cell>
          <table:table-cell office:value-type="string" table:style-name="ce5">
            <text:p>RATE_A</text:p>
          </table:table-cell>
          <table:table-cell office:value-type="string" table:style-name="ce5">
            <text:p>RATE_B</text:p>
          </table:table-cell>
          <table:table-cell office:value-type="string" table:style-name="ce5">
            <text:p>RATE_C</text:p>
          </table:table-cell>
          <table:table-cell office:value-type="string" table:style-name="ce5">
            <text:p>tap_ratio</text:p>
          </table:table-cell>
          <table:table-cell office:value-type="string" table:style-name="ce5">
            <text:p>angle</text:p>
          </table:table-cell>
          <table:table-cell office:value-type="string" table:style-name="ce5">
            <text:p>br_status</text:p>
          </table:table-cell>
          <table:table-cell office:value-type="string" table:style-name="ce5">
            <text:p>ang_min</text:p>
          </table:table-cell>
          <table:table-cell office:value-type="string" table:style-name="ce5">
            <text:p>ang_max</text:p>
          </table:table-cell>
          <table:table-cell office:value-type="string" table:style-name="ce6">
            <text:p>tap_ratio_min</text:p>
          </table:table-cell>
          <table:table-cell office:value-type="string" table:style-name="ce6">
            <text:p>tap_ratio_max</text:p>
          </table:table-cell>
          <table:table-cell table:number-columns-repeated="16368" table:style-name="ce1"/>
        </table:table-row>
        <table:table-row table:style-name="ro1">
          <table:table-cell office:value-type="float" office:value="31" table:style-name="ce5">
            <text:p>31</text:p>
          </table:table-cell>
          <table:table-cell office:value-type="float" office:value="7" table:style-name="ce5">
            <text:p>7</text:p>
          </table:table-cell>
          <table:table-cell office:value-type="float" office:value="1.8207999999999999E-4" table:style-name="ce7">
            <text:p>1,82E-04</text:p>
          </table:table-cell>
          <table:table-cell office:value-type="float" office:value="4.7384000000000003E-3" table:style-name="ce7">
            <text:p>4,74E-0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0" table:style-name="ce4">
            <text:p>1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-30" table:style-name="ce4">
            <text:p>-30</text:p>
          </table:table-cell>
          <table:table-cell office:value-type="float" office:value="30" table:style-name="ce4">
            <text:p>30</text:p>
          </table:table-cell>
          <table:table-cell office:value-type="float" office:value="0.96" table:style-name="ce9">
            <text:p>0,96</text:p>
          </table:table-cell>
          <table:table-cell office:value-type="float" office:value="1.04" table:style-name="ce9">
            <text:p>1,04</text:p>
          </table:table-cell>
          <table:table-cell table:number-columns-repeated="16368" table:style-name="ce1"/>
        </table:table-row>
        <table:table-row table:style-name="ro1"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" table:style-name="ce4">
            <text:p>2</text:p>
          </table:table-cell>
          <table:table-cell office:value-type="float" office:value="4" table:style-name="ce4">
            <text:p>4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5" table:style-name="ce4">
            <text:p>5</text:p>
          </table:table-cell>
          <table:table-cell office:value-type="float" office:value="10" table:style-name="ce4">
            <text:p>10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4">
            <text:p>10</text:p>
          </table:table-cell>
          <table:table-cell office:value-type="float" office:value="8" table:style-name="ce4">
            <text:p>8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8" table:style-name="ce4">
            <text:p>8</text:p>
          </table:table-cell>
          <table:table-cell office:value-type="float" office:value="12" table:style-name="ce4">
            <text:p>12</text:p>
          </table:table-cell>
          <table:table-cell office:value-type="float" office:value="4.1983399999999997E-2" table:style-name="ce10">
            <text:p>0,0420</text:p>
          </table:table-cell>
          <table:table-cell office:value-type="float" office:value="2.40802E-2" table:style-name="ce10">
            <text:p>0,024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9499919999999999" table:style-name="ce11">
            <text:p>6,9</text:p>
          </table:table-cell>
          <table:table-cell office:value-type="float" office:value="8.3399909999999995" table:style-name="ce11">
            <text:p>8,3</text:p>
          </table:table-cell>
          <table:table-cell office:value-type="float" office:value="8.3399909999999995" table:style-name="ce11">
            <text:p>8,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4" table:style-name="ce4">
            <text:p>14</text:p>
          </table:table-cell>
          <table:table-cell office:value-type="float" office:value="4.7385200000000002E-2" table:style-name="ce10">
            <text:p>0,0474</text:p>
          </table:table-cell>
          <table:table-cell office:value-type="float" office:value="2.8042999999999998E-2" table:style-name="ce10">
            <text:p>0,028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7.9999979999999997" table:style-name="ce11">
            <text:p>8,0</text:p>
          </table:table-cell>
          <table:table-cell office:value-type="float" office:value="9.5999979999999994" table:style-name="ce11">
            <text:p>9,6</text:p>
          </table:table-cell>
          <table:table-cell office:value-type="float" office:value="9.5999979999999994" table:style-name="ce11">
            <text:p>9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22" table:style-name="ce4">
            <text:p>22</text:p>
          </table:table-cell>
          <table:table-cell office:value-type="float" office:value="5.5149999999999998E-2" table:style-name="ce10">
            <text:p>0,0552</text:p>
          </table:table-cell>
          <table:table-cell office:value-type="float" office:value="3.1854199999999999E-2" table:style-name="ce10">
            <text:p>0,031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3.6446299999999998E-3" table:style-name="ce12">
            <text:p>0,0036</text:p>
          </table:table-cell>
          <table:table-cell office:value-type="float" office:value="1.8512400000000001E-3" table:style-name="ce12">
            <text:p>0,0019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6.9" table:style-name="ce13">
            <office:annotation draw:style-name="a0" svg:x="4.97916666666667in" svg:y="2.16666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6.9 is replaced by 5.5</text:span></text:p>
            </office:annotation>
            <text:p>6,9</text:p>
          </table:table-cell>
          <table:table-cell office:value-type="float" office:value="8.3399909999999995" table:style-name="ce13">
            <text:p>8,3</text:p>
          </table:table-cell>
          <table:table-cell office:value-type="float" office:value="8.3399909999999995" table:style-name="ce13">
            <text:p>8,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24" table:style-name="ce4">
            <text:p>24</text:p>
          </table:table-cell>
          <table:table-cell office:value-type="float" office:value="5.9132200000000003E-3" table:style-name="ce10">
            <text:p>0,0059</text:p>
          </table:table-cell>
          <table:table-cell office:value-type="float" office:value="1.6066100000000001E-3" table:style-name="ce10">
            <text:p>0,001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4.8400600000000002E-2" table:style-name="ce12">
            <text:p>0,0484</text:p>
          </table:table-cell>
          <table:table-cell office:value-type="float" office:value="1.8305800000000001E-2" table:style-name="ce12">
            <text:p>0,0183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3" table:style-name="ce13">
            <text:p>5,3</text:p>
          </table:table-cell>
          <table:table-cell office:value-type="float" office:value="5.5920100000000001" table:style-name="ce13">
            <text:p>5,6</text:p>
          </table:table-cell>
          <table:table-cell office:value-type="float" office:value="5.5920100000000001" table:style-name="ce13">
            <text:p>5,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20" table:style-name="ce4">
            <text:p>20</text:p>
          </table:table-cell>
          <table:table-cell office:value-type="float" office:value="3.03533E-2" table:style-name="ce10">
            <text:p>0,0304</text:p>
          </table:table-cell>
          <table:table-cell office:value-type="float" office:value="1.13487E-2" table:style-name="ce10">
            <text:p>0,011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2.86" table:style-name="ce11">
            <text:p>12,9</text:p>
          </table:table-cell>
          <table:table-cell office:value-type="float" office:value="15.432" table:style-name="ce11">
            <text:p>15,4</text:p>
          </table:table-cell>
          <table:table-cell office:value-type="float" office:value="15.432001" table:style-name="ce11">
            <text:p>15,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25" table:style-name="ce4">
            <text:p>25</text:p>
          </table:table-cell>
          <table:table-cell office:value-type="float" office:value="7.9493300000000003E-2" table:style-name="ce10">
            <text:p>0,0795</text:p>
          </table:table-cell>
          <table:table-cell office:value-type="float" office:value="2.8263099999999999E-2" table:style-name="ce10">
            <text:p>0,028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600070000000004" table:style-name="ce11">
            <text:p>6,9</text:p>
          </table:table-cell>
          <table:table-cell office:value-type="float" office:value="8.2320089999999997" table:style-name="ce11">
            <text:p>8,2</text:p>
          </table:table-cell>
          <table:table-cell office:value-type="float" office:value="8.232008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7" table:style-name="ce4">
            <text:p>27</text:p>
          </table:table-cell>
          <table:table-cell office:value-type="float" office:value="5.4113500000000002E-2" table:style-name="ce10">
            <text:p>0,0541</text:p>
          </table:table-cell>
          <table:table-cell office:value-type="float" office:value="1.47025E-2" table:style-name="ce10">
            <text:p>0,014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29" table:style-name="ce4">
            <text:p>29</text:p>
          </table:table-cell>
          <table:table-cell office:value-type="float" office:value="8.2383499999999998E-2" table:style-name="ce10">
            <text:p>0,0824</text:p>
          </table:table-cell>
          <table:table-cell office:value-type="float" office:value="4.7881E-2" table:style-name="ce10">
            <text:p>0,047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28" table:style-name="ce4">
            <text:p>28</text:p>
          </table:table-cell>
          <table:table-cell office:value-type="float" office:value="5.0226600000000003E-2" table:style-name="ce10">
            <text:p>0,0502</text:p>
          </table:table-cell>
          <table:table-cell office:value-type="float" office:value="1.6159199999999999E-2" table:style-name="ce10">
            <text:p>0,016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5.3299909999999997" table:style-name="ce11">
            <text:p>5,3</text:p>
          </table:table-cell>
          <table:table-cell office:value-type="float" office:value="6.3959900000000003" table:style-name="ce11">
            <text:p>6,4</text:p>
          </table:table-cell>
          <table:table-cell office:value-type="float" office:value="6.3959900000000003" table:style-name="ce11">
            <text:p>6,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30" table:style-name="ce4">
            <text:p>30</text:p>
          </table:table-cell>
          <table:table-cell office:value-type="float" office:value="1.55496E-2" table:style-name="ce10">
            <text:p>0,0155</text:p>
          </table:table-cell>
          <table:table-cell office:value-type="float" office:value="4.22479E-3" table:style-name="ce10">
            <text:p>0,004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5.2748799999999998E-2" table:style-name="ce12">
            <text:p>0,0527</text:p>
          </table:table-cell>
          <table:table-cell office:value-type="float" office:value="1.84893E-2" table:style-name="ce12">
            <text:p>0,0185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5.3" table:style-name="ce13">
            <office:annotation draw:style-name="a1" svg:x="4.97916666666667in" svg:y="4.04166666666667in" svg:width="1.5in" svg:height="0.822916666666667in">
              <dc:creator>Muhammad USMAN</dc:creator>
              <text:p><text:span text:style-name="T1">Muhammad USMAN:</text:span><text:span text:style-name="T2"/></text:p>
              <text:p><text:span text:style-name="T2">5.3 is replaced by 4.5</text:span></text:p>
            </office:annotation>
            <text:p>5,3</text:p>
          </table:table-cell>
          <table:table-cell office:value-type="float" office:value="6.3959900000000003" table:style-name="ce13">
            <text:p>6,4</text:p>
          </table:table-cell>
          <table:table-cell office:value-type="float" office:value="6.3959900000000003" table:style-name="ce13">
            <text:p>6,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360" table:style-name="ce2">
            <text:p>360</text:p>
          </table:table-cell>
          <table:table-cell office:value-type="float" office:value="-360" table:style-name="ce2">
            <text:p>-360</text:p>
          </table:table-cell>
          <table:table-cell office:value-type="float" office:value="0" table:style-name="ce9">
            <text:p>0</text:p>
          </table:table-cell>
          <table:table-cell office:value-type="float" office:value="0" table:style-name="ce9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18" table:style-name="ce4">
            <text:p>18</text:p>
          </table:table-cell>
          <table:table-cell office:value-type="float" office:value="0.107392" table:style-name="ce10">
            <text:p>0,1074</text:p>
          </table:table-cell>
          <table:table-cell office:value-type="float" office:value="6.2416100000000002E-2" table:style-name="ce10">
            <text:p>0,0624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7" table:style-name="ce4">
            <text:p>17</text:p>
          </table:table-cell>
          <table:table-cell office:value-type="float" office:value="1.09855E-3" table:style-name="ce10">
            <text:p>0,0011</text:p>
          </table:table-cell>
          <table:table-cell office:value-type="float" office:value="6.3847000000000003E-4" table:style-name="ce10">
            <text:p>0,000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23" table:style-name="ce4">
            <text:p>23</text:p>
          </table:table-cell>
          <table:table-cell office:value-type="float" office:value="3.6242000000000003E-2" table:style-name="ce10">
            <text:p>0,0362</text:p>
          </table:table-cell>
          <table:table-cell office:value-type="float" office:value="2.1063700000000001E-2" table:style-name="ce10">
            <text:p>0,021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16" table:style-name="ce4">
            <text:p>16</text:p>
          </table:table-cell>
          <table:table-cell office:value-type="float" office:value="4.7539600000000001E-2" table:style-name="ce10">
            <text:p>0,0475</text:p>
          </table:table-cell>
          <table:table-cell office:value-type="float" office:value="2.7629799999999999E-2" table:style-name="ce10">
            <text:p>0,0276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15" table:style-name="ce4">
            <text:p>15</text:p>
          </table:table-cell>
          <table:table-cell office:value-type="float" office:value="4.1730499999999997E-2" table:style-name="ce10">
            <text:p>0,0417</text:p>
          </table:table-cell>
          <table:table-cell office:value-type="float" office:value="2.42536E-2" table:style-name="ce10">
            <text:p>0,024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11" table:style-name="ce4">
            <text:p>11</text:p>
          </table:table-cell>
          <table:table-cell office:value-type="float" office:value="3.7807399999999998E-2" table:style-name="ce10">
            <text:p>0,0378</text:p>
          </table:table-cell>
          <table:table-cell office:value-type="float" office:value="2.1973599999999999E-2" table:style-name="ce10">
            <text:p>0,022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13" table:style-name="ce4">
            <text:p>13</text:p>
          </table:table-cell>
          <table:table-cell office:value-type="float" office:value="2.0805799999999999E-2" table:style-name="ce10">
            <text:p>0,0208</text:p>
          </table:table-cell>
          <table:table-cell office:value-type="float" office:value="5.6528899999999998E-3" table:style-name="ce10">
            <text:p>0,005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4">
            <text:p>11</text:p>
          </table:table-cell>
          <table:table-cell office:value-type="float" office:value="6" table:style-name="ce4">
            <text:p>6</text:p>
          </table:table-cell>
          <table:table-cell office:value-type="float" office:value="0.101783" table:style-name="ce10">
            <text:p>0,1018</text:p>
          </table:table-cell>
          <table:table-cell office:value-type="float" office:value="5.76915E-2" table:style-name="ce10">
            <text:p>0,0577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6.8500050000000003" table:style-name="ce11">
            <text:p>6,9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8.2200059999999997" table:style-name="ce11">
            <text:p>8,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6" table:style-name="ce4">
            <text:p>6</text:p>
          </table:table-cell>
          <table:table-cell office:value-type="float" office:value="9" table:style-name="ce4">
            <text:p>9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9" table:style-name="ce4">
            <text:p>9</text:p>
          </table:table-cell>
          <table:table-cell office:value-type="float" office:value="3" table:style-name="ce4">
            <text:p>3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float" office:value="7" table:style-name="ce4">
            <text:p>7</text:p>
          </table:table-cell>
          <table:table-cell office:value-type="float" office:value="1E-3" table:style-name="ce10">
            <text:p>0,0010</text:p>
          </table:table-cell>
          <table:table-cell office:value-type="float" office:value="1E-3" table:style-name="ce10">
            <text:p>0,001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00" table:style-name="ce11">
            <text:p>100,0</text:p>
          </table:table-cell>
          <table:table-cell office:value-type="float" office:value="120" table:style-name="ce11">
            <text:p>120,0</text:p>
          </table:table-cell>
          <table:table-cell office:value-type="float" office:value="120.000027" table:style-name="ce11">
            <text:p>120,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360" table:style-name="ce4">
            <text:p>360</text:p>
          </table:table-cell>
          <table:table-cell office:value-type="float" office:value="-360" table:style-name="ce4">
            <text:p>-36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8" table:style-name="ce1"/>
        </table:table-row>
        <table:table-row table:number-rows-repeated="1048544" table:style-name="ro1">
          <table:table-cell table:number-columns-repeated="16384"/>
        </table:table-row>
      </table:table>
      <table:table table:name="Loads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_N</text:p>
          </table:table-cell>
          <table:table-cell office:value-type="string" table:style-name="ce2">
            <text:p>Pd (MW)</text:p>
          </table:table-cell>
          <table:table-cell office:value-type="string" table:style-name="ce2">
            <text:p>Qd (MW)</text:p>
          </table:table-cell>
          <table:table-cell office:value-type="string" table:style-name="ce2">
            <text:p>Gs (MW)</text:p>
          </table:table-cell>
          <table:table-cell office:value-type="string" table:style-name="ce2">
            <text:p>Bs (MVAr)</text:p>
          </table:table-cell>
          <table:table-cell office:value-type="string" table:style-name="ce14">
            <text:p>Status</text:p>
          </table:table-cell>
          <table:table-cell office:value-type="string" table:style-name="ce14">
            <text:p>cost_inc</text:p>
          </table:table-cell>
          <table:table-cell office:value-type="string" table:style-name="ce14">
            <text:p>cost_dec</text:p>
          </table:table-cell>
          <table:table-cell table:style-name="ce15"/>
          <table:table-cell table:number-columns-repeated="16375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.1943" table:style-name="ce4">
            <text:p>0,1943</text:p>
          </table:table-cell>
          <table:table-cell office:value-type="float" office:value="6.3899999999999998E-2" table:style-name="ce4">
            <text:p>0,063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.46150000000000002" table:style-name="ce4">
            <text:p>0,4615</text:p>
          </table:table-cell>
          <table:table-cell office:value-type="float" office:value="0.1517" table:style-name="ce4">
            <text:p>0,151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4" table:style-name="ce4">
            <text:p>14</text:p>
          </table:table-cell>
          <table:table-cell office:value-type="float" office:value="0.66869999999999996" table:style-name="ce4">
            <text:p>0,6687</text:p>
          </table:table-cell>
          <table:table-cell office:value-type="float" office:value="0.2198" table:style-name="ce4">
            <text:p>0,21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5" table:style-name="ce4">
            <text:p>15</text:p>
          </table:table-cell>
          <table:table-cell office:value-type="float" office:value="0.3044" table:style-name="ce4">
            <text:p>0,3044</text:p>
          </table:table-cell>
          <table:table-cell office:value-type="float" office:value="0.10009999999999999" table:style-name="ce4">
            <text:p>0,10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17" table:style-name="ce4">
            <text:p>17</text:p>
          </table:table-cell>
          <table:table-cell office:value-type="float" office:value="0.58289999999999997" table:style-name="ce4">
            <text:p>0,5829</text:p>
          </table:table-cell>
          <table:table-cell office:value-type="float" office:value="0.19159999999999999" table:style-name="ce4">
            <text:p>0,19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.48580000000000001" table:style-name="ce4">
            <text:p>0,4858</text:p>
          </table:table-cell>
          <table:table-cell office:value-type="float" office:value="0.15970000000000001" table:style-name="ce4">
            <text:p>0,159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2" table:style-name="ce4">
            <text:p>22</text:p>
          </table:table-cell>
          <table:table-cell office:value-type="float" office:value="1.0557000000000001" table:style-name="ce4">
            <text:p>1,0557</text:p>
          </table:table-cell>
          <table:table-cell office:value-type="float" office:value="0.34699999999999998" table:style-name="ce4">
            <text:p>0,34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3" table:style-name="ce4">
            <text:p>23</text:p>
          </table:table-cell>
          <table:table-cell office:value-type="float" office:value="0.53110000000000002" table:style-name="ce4">
            <text:p>0,5311</text:p>
          </table:table-cell>
          <table:table-cell office:value-type="float" office:value="0.17460000000000001" table:style-name="ce4">
            <text:p>0,174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14">
            <text:p>1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4" table:style-name="ce4">
            <text:p>24</text:p>
          </table:table-cell>
          <table:table-cell office:value-type="float" office:value="0.12139999999999999" table:style-name="ce4">
            <text:p>0,1214</text:p>
          </table:table-cell>
          <table:table-cell office:value-type="float" office:value="3.9899999999999998E-2" table:style-name="ce4">
            <text:p>0,039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5" table:style-name="ce4">
            <text:p>25</text:p>
          </table:table-cell>
          <table:table-cell office:value-type="float" office:value="0.85009999999999997" table:style-name="ce4">
            <text:p>0,8501</text:p>
          </table:table-cell>
          <table:table-cell office:value-type="float" office:value="0.27939999999999998" table:style-name="ce4">
            <text:p>0,279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6" table:style-name="ce4">
            <text:p>26</text:p>
          </table:table-cell>
          <table:table-cell office:value-type="float" office:value="0.68489999999999995" table:style-name="ce4">
            <text:p>0,6849</text:p>
          </table:table-cell>
          <table:table-cell office:value-type="float" office:value="0.22509999999999999" table:style-name="ce4">
            <text:p>0,225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.32379999999999998" table:style-name="ce4">
            <text:p>0,3238</text:p>
          </table:table-cell>
          <table:table-cell office:value-type="float" office:value="0.10639999999999999" table:style-name="ce4">
            <text:p>0,1064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.2429" table:style-name="ce4">
            <text:p>0,2429</text:p>
          </table:table-cell>
          <table:table-cell office:value-type="float" office:value="7.9799999999999996E-2" table:style-name="ce4">
            <text:p>0,079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16">
            <text:p>0</text:p>
          </table:table-cell>
          <table:table-cell office:value-type="float" office:value="1" table:style-name="ce16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6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Gens" table:style-name="ta1">
        <table:table-column table:style-name="co1" table:number-columns-repeated="16384" table:default-cell-style-name="ce1"/>
        <table:table-row table:style-name="ro3">
          <table:table-cell office:value-type="string" table:style-name="ce5">
            <text:p>Bus</text:p>
          </table:table-cell>
          <table:table-cell office:value-type="string" table:style-name="ce5">
            <text:p>Pg (MW)</text:p>
          </table:table-cell>
          <table:table-cell office:value-type="string" table:style-name="ce5">
            <text:p>Qg (MVAr)</text:p>
          </table:table-cell>
          <table:table-cell office:value-type="string" table:style-name="ce5">
            <text:p>Q_max (MVAr)</text:p>
          </table:table-cell>
          <table:table-cell office:value-type="string" table:style-name="ce5">
            <text:p>Q_min (MVAr)</text:p>
          </table:table-cell>
          <table:table-cell office:value-type="string" table:style-name="ce5">
            <text:p>V_set (pu)</text:p>
          </table:table-cell>
          <table:table-cell office:value-type="string" table:style-name="ce5">
            <text:p>mBase (MVA)</text:p>
          </table:table-cell>
          <table:table-cell office:value-type="string" table:style-name="ce5">
            <text:p>status</text:p>
          </table:table-cell>
          <table:table-cell office:value-type="string" table:style-name="ce5">
            <text:p>P_max (MW)</text:p>
          </table:table-cell>
          <table:table-cell office:value-type="string" table:style-name="ce5">
            <text:p>P_min (MW)</text:p>
          </table:table-cell>
          <table:table-cell office:value-type="string" table:style-name="ce5">
            <text:p>Pc1 (MW)</text:p>
          </table:table-cell>
          <table:table-cell office:value-type="string" table:style-name="ce5">
            <text:p>Pc2 (MW)</text:p>
          </table:table-cell>
          <table:table-cell office:value-type="string" table:style-name="ce5">
            <text:p>Qc1_min (MVAr)</text:p>
          </table:table-cell>
          <table:table-cell office:value-type="string" table:style-name="ce5">
            <text:p>Qc1_max (MVAr)</text:p>
          </table:table-cell>
          <table:table-cell office:value-type="string" table:style-name="ce5">
            <text:p>Qc2_min (MVAr)</text:p>
          </table:table-cell>
          <table:table-cell office:value-type="string" table:style-name="ce5">
            <text:p>Qc2_max (MVAr)</text:p>
          </table:table-cell>
          <table:table-cell office:value-type="string" table:style-name="ce5">
            <text:p>ramp_agc (MW/min)</text:p>
          </table:table-cell>
          <table:table-cell office:value-type="string" table:style-name="ce5">
            <text:p>ramp_10 (MW)</text:p>
          </table:table-cell>
          <table:table-cell office:value-type="string" table:style-name="ce5">
            <text:p>ramp_30 (MW)</text:p>
          </table:table-cell>
          <table:table-cell office:value-type="string" table:style-name="ce5">
            <text:p>ramp_q (MVAr/min)</text:p>
          </table:table-cell>
          <table:table-cell office:value-type="string" table:style-name="ce5">
            <text:p>apf</text:p>
          </table:table-cell>
          <table:table-cell office:value-type="string" table:style-name="ce6">
            <text:p>status_curt</text:p>
          </table:table-cell>
          <table:table-cell office:value-type="string" table:style-name="ce6">
            <text:p>DG type</text:p>
          </table:table-cell>
          <table:table-cell table:number-columns-repeated="16361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6.5469400000000002" table:style-name="ce17">
            <text:p>6,55</text:p>
          </table:table-cell>
          <table:table-cell office:value-type="float" office:value="2.1609280000000002" table:style-name="ce17">
            <text:p>2,16</text:p>
          </table:table-cell>
          <table:table-cell office:value-type="float" office:value="50" table:style-name="ce4">
            <text:p>50</text:p>
          </table:table-cell>
          <table:table-cell office:value-type="float" office:value="-50" table:style-name="ce4">
            <text:p>-5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50" table:style-name="ce4">
            <text:p>50</text:p>
          </table:table-cell>
          <table:table-cell office:value-type="float" office:value="-5" table:style-name="ce4">
            <text:p>-5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61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3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61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4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5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61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6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61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7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8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9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1" table:style-name="ce8">
            <text:p>1</text:p>
          </table:table-cell>
          <table:table-cell table:number-columns-repeated="16361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1" table:style-name="ce4">
            <text:p>1</text:p>
          </table:table-cell>
          <table:table-cell office:value-type="float" office:value="0" table:style-name="ce4">
            <text:p>0</text:p>
          </table:table-cell>
          <table:table-cell office:value-type="float" office:value="1.2592374725784166" table:formula="of:=TAN(ACOS(0.9))*[.I10]" table:style-name="ce17">
            <text:p>1,26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00" table:style-name="ce4">
            <text:p>100</text:p>
          </table:table-cell>
          <table:table-cell office:value-type="float" office:value="1" table:style-name="ce4">
            <text:p>1</text:p>
          </table:table-cell>
          <table:table-cell office:value-type="float" office:value="2.6" table:style-name="ce2">
            <text:p>2,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2" table:style-name="ce8">
            <text:p>2</text:p>
          </table:table-cell>
          <table:table-cell table:number-columns-repeated="16361" table:style-name="ce1"/>
        </table:table-row>
        <table:table-row table:number-rows-repeated="2" table:style-name="ro1">
          <table:table-cell table:number-columns-repeated="16384"/>
        </table:table-row>
        <table:table-row table:number-rows-repeated="8" table:style-name="ro1">
          <table:table-cell table:number-columns-repeated="24" table:style-name="ce18"/>
          <table:table-cell table:number-columns-repeated="16360"/>
        </table:table-row>
        <table:table-row table:number-rows-repeated="1048556" table:style-name="ro1">
          <table:table-cell table:number-columns-repeated="16384"/>
        </table:table-row>
      </table:table>
      <table:table table:name="Gen_cost" table:style-name="ta1">
        <table:table-column table:style-name="co1" table:number-columns-repeated="16384" table:default-cell-style-name="ce1"/>
        <table:table-row table:style-name="ro1">
          <table:table-cell office:value-type="string" table:style-name="ce5">
            <text:p>Bus</text:p>
          </table:table-cell>
          <table:table-cell office:value-type="string" table:style-name="ce2">
            <text:p>cost_a</text:p>
          </table:table-cell>
          <table:table-cell office:value-type="string" table:style-name="ce2">
            <text:p>cost_b</text:p>
          </table:table-cell>
          <table:table-cell office:value-type="string" table:style-name="ce2">
            <text:p>cost_c</text:p>
          </table:table-cell>
          <table:table-cell table:number-columns-repeated="16380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2" table:style-name="ce11">
            <text:p>2,0</text:p>
          </table:table-cell>
          <table:table-cell office:value-type="float" office:value="0" table:style-name="ce11">
            <text:p>0,0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" table:style-name="ce11">
            <text:p>0,0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" table:style-name="ce11">
            <text:p>0,0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.9" table:style-name="ce11">
            <text:p>0,9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.9" table:style-name="ce11">
            <text:p>0,9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2" table:style-name="ce11">
            <text:p>2,0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1.5" table:style-name="ce11">
            <text:p>1,5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11">
            <text:p>0,0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11">
            <text:p>0,0</text:p>
          </table:table-cell>
          <table:table-cell office:value-type="float" office:value="0.79209499999999999" table:style-name="ce11">
            <text:p>0,8</text:p>
          </table:table-cell>
          <table:table-cell office:value-type="float" office:value="0" table:style-name="ce11">
            <text:p>0,0</text:p>
          </table:table-cell>
          <table:table-cell table:number-columns-repeated="16380"/>
        </table:table-row>
        <table:table-row table:number-rows-repeated="1048566" table:style-name="ro1">
          <table:table-cell table:number-columns-repeated="16384"/>
        </table:table-row>
      </table:table>
      <table:table table:name="Storage" table:style-name="ta2">
        <table:table-column table:style-name="co1" table:number-columns-repeated="16384" table:default-cell-style-name="ce1"/>
        <table:table-row table:style-name="ro4">
          <table:table-cell office:value-type="string" table:style-name="ce19">
            <text:p>Bus</text:p>
          </table:table-cell>
          <table:table-cell office:value-type="string" table:style-name="ce19">
            <text:p>Ps</text:p>
          </table:table-cell>
          <table:table-cell office:value-type="string" table:style-name="ce19">
            <text:p>Qs</text:p>
          </table:table-cell>
          <table:table-cell office:value-type="string" table:style-name="ce5">
            <text:p>Energy (MWh)</text:p>
          </table:table-cell>
          <table:table-cell office:value-type="string" table:style-name="ce5">
            <text:p>E_rating (MWh)</text:p>
          </table:table-cell>
          <table:table-cell office:value-type="string" table:style-name="ce5">
            <text:p>Charge_rating (MW)</text:p>
          </table:table-cell>
          <table:table-cell office:value-type="string" table:style-name="ce5">
            <text:p>Discharge_rating (MW)</text:p>
          </table:table-cell>
          <table:table-cell office:value-type="string" table:style-name="ce5">
            <text:p>Charge_efficiency</text:p>
          </table:table-cell>
          <table:table-cell office:value-type="string" table:style-name="ce5">
            <text:p>Discharge_efficiency</text:p>
          </table:table-cell>
          <table:table-cell office:value-type="string" table:style-name="ce5">
            <text:p>Thermal_rating (MVA)</text:p>
          </table:table-cell>
          <table:table-cell office:value-type="string" table:style-name="ce5">
            <text:p>Qmin (MVAr)</text:p>
          </table:table-cell>
          <table:table-cell office:value-type="string" table:style-name="ce5">
            <text:p>Qmax (MVAr)</text:p>
          </table:table-cell>
          <table:table-cell office:value-type="string" table:style-name="ce19">
            <text:p>R</text:p>
          </table:table-cell>
          <table:table-cell office:value-type="string" table:style-name="ce19">
            <text:p>X</text:p>
          </table:table-cell>
          <table:table-cell office:value-type="string" table:style-name="ce19">
            <text:p>P_loss</text:p>
          </table:table-cell>
          <table:table-cell office:value-type="string" table:style-name="ce19">
            <text:p>Q_loss</text:p>
          </table:table-cell>
          <table:table-cell office:value-type="string" table:style-name="ce19">
            <text:p>Status</text:p>
          </table:table-cell>
          <table:table-cell office:value-type="string" table:style-name="ce19">
            <text:p>soc_initial</text:p>
          </table:table-cell>
          <table:table-cell office:value-type="string" table:style-name="ce19">
            <text:p>soc_min</text:p>
          </table:table-cell>
          <table:table-cell office:value-type="string" table:style-name="ce19">
            <text:p>soc_max</text:p>
          </table:table-cell>
          <table:table-cell table:number-columns-repeated="16364"/>
        </table:table-row>
        <table:table-row table:style-name="ro1">
          <table:table-cell office:value-type="float" office:value="16" table:style-name="ce4">
            <text:p>16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9" table:style-name="ce4">
            <text:p>0,9</text:p>
          </table:table-cell>
          <table:table-cell office:value-type="float" office:value="0.9" table:style-name="ce4">
            <text:p>0,9</text:p>
          </table:table-cell>
          <table:table-cell office:value-type="float" office:value="10" table:style-name="ce4">
            <text:p>10</text:p>
          </table:table-cell>
          <table:table-cell office:value-type="float" office:value="-0.5" table:style-name="ce4">
            <text:p>-0,5</text:p>
          </table:table-cell>
          <table:table-cell office:value-type="float" office:value="0.7" table:style-name="ce4">
            <text:p>0,7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,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0">
            <text:p>0,5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1">
          <table:table-cell office:value-type="float" office:value="19" table:style-name="ce4">
            <text:p>1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9" table:style-name="ce4">
            <text:p>0,9</text:p>
          </table:table-cell>
          <table:table-cell office:value-type="float" office:value="0.9" table:style-name="ce4">
            <text:p>0,9</text:p>
          </table:table-cell>
          <table:table-cell office:value-type="float" office:value="10" table:style-name="ce4">
            <text:p>10</text:p>
          </table:table-cell>
          <table:table-cell office:value-type="float" office:value="-0.5" table:style-name="ce4">
            <text:p>-0,5</text:p>
          </table:table-cell>
          <table:table-cell office:value-type="float" office:value="0.7" table:style-name="ce4">
            <text:p>0,7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,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0">
            <text:p>0,5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style-name="ro1">
          <table:table-cell office:value-type="float" office:value="29" table:style-name="ce4">
            <text:p>29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0.5" table:style-name="ce4">
            <text:p>0,5</text:p>
          </table:table-cell>
          <table:table-cell office:value-type="float" office:value="0.5" table:style-name="ce4">
            <text:p>0,5</text:p>
          </table:table-cell>
          <table:table-cell office:value-type="float" office:value="0.9" table:style-name="ce4">
            <text:p>0,9</text:p>
          </table:table-cell>
          <table:table-cell office:value-type="float" office:value="0.9" table:style-name="ce4">
            <text:p>0,9</text:p>
          </table:table-cell>
          <table:table-cell office:value-type="float" office:value="10" table:style-name="ce4">
            <text:p>10</text:p>
          </table:table-cell>
          <table:table-cell office:value-type="float" office:value="-0.5" table:style-name="ce4">
            <text:p>-0,5</text:p>
          </table:table-cell>
          <table:table-cell office:value-type="float" office:value="0.7" table:style-name="ce4">
            <text:p>0,7</text:p>
          </table:table-cell>
          <table:table-cell office:value-type="float" office:value="0" table:style-name="ce4">
            <text:p>0</text:p>
          </table:table-cell>
          <table:table-cell office:value-type="float" office:value="0.01" table:style-name="ce4">
            <text:p>0,0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0.5" table:style-name="ce20">
            <text:p>0,500</text:p>
          </table:table-cell>
          <table:table-cell office:value-type="float" office:value="0" table:style-name="ce4">
            <text:p>0</text:p>
          </table:table-cell>
          <table:table-cell office:value-type="float" office:value="1" table:style-name="ce4">
            <text:p>1</text:p>
          </table:table-cell>
          <table:table-cell table:number-columns-repeated="16364"/>
        </table:table-row>
        <table:table-row table:number-rows-repeated="1048572" table:style-name="ro1">
          <table:table-cell table:number-columns-repeated="16384"/>
        </table:table-row>
      </table:table>
      <table:table table:name="Storage_cost" table:style-name="ta3">
        <table:table-column table:style-name="co1" table:number-columns-repeated="16384" table:default-cell-style-name="ce1"/>
        <table:table-row table:style-name="ro1">
          <table:table-cell office:value-type="string" table:style-name="ce21">
            <text:p>Bus</text:p>
          </table:table-cell>
          <table:table-cell office:value-type="string" table:style-name="ce15">
            <text:p>cost_a</text:p>
          </table:table-cell>
          <table:table-cell office:value-type="string" table:style-name="ce15">
            <text:p>cost_b</text:p>
          </table:table-cell>
          <table:table-cell office:value-type="string" table:style-name="ce15">
            <text:p>cost_c</text:p>
          </table:table-cell>
          <table:table-cell table:number-columns-repeated="16380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float" office:value="19" table:style-name="ce3">
            <text:p>1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style-name="ro1">
          <table:table-cell office:value-type="float" office:value="29" table:style-name="ce3">
            <text:p>29</text:p>
          </table:table-cell>
          <table:table-cell office:value-type="float" office:value="0" table:style-name="ce3">
            <text:p>0</text:p>
          </table:table-cell>
          <table:table-cell office:value-type="float" office:value="2" table:style-name="ce3">
            <text:p>2</text:p>
          </table:table-cell>
          <table:table-cell office:value-type="float" office:value="0" table:style-name="ce3">
            <text:p>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table table:name="P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5">
            <text:p>Bus</text:p>
          </table:table-cell>
          <table:table-cell office:value-type="string" table:style-name="ce15">
            <text:p>t1 (MW)</text:p>
          </table:table-cell>
          <table:table-cell office:value-type="string" table:style-name="ce15">
            <text:p>t2 (MW)</text:p>
          </table:table-cell>
          <table:table-cell office:value-type="string" table:style-name="ce15">
            <text:p>t3 (MW)</text:p>
          </table:table-cell>
          <table:table-cell office:value-type="string" table:style-name="ce15">
            <text:p>t4 (MW)</text:p>
          </table:table-cell>
          <table:table-cell office:value-type="string" table:style-name="ce15">
            <text:p>t5 (MW)</text:p>
          </table:table-cell>
          <table:table-cell office:value-type="string" table:style-name="ce15">
            <text:p>t6 (MW)</text:p>
          </table:table-cell>
          <table:table-cell office:value-type="string" table:style-name="ce15">
            <text:p>t7 (MW)</text:p>
          </table:table-cell>
          <table:table-cell office:value-type="string" table:style-name="ce15">
            <text:p>t8 (MW)</text:p>
          </table:table-cell>
          <table:table-cell office:value-type="string" table:style-name="ce15">
            <text:p>t9 (MW)</text:p>
          </table:table-cell>
          <table:table-cell office:value-type="string" table:style-name="ce15">
            <text:p>t10 (MW)</text:p>
          </table:table-cell>
          <table:table-cell office:value-type="string" table:style-name="ce15">
            <text:p>t11 (MW)</text:p>
          </table:table-cell>
          <table:table-cell office:value-type="string" table:style-name="ce15">
            <text:p>t12 (MW)</text:p>
          </table:table-cell>
          <table:table-cell office:value-type="string" table:style-name="ce15">
            <text:p>t13 (MW)</text:p>
          </table:table-cell>
          <table:table-cell office:value-type="string" table:style-name="ce15">
            <text:p>t14 (MW)</text:p>
          </table:table-cell>
          <table:table-cell office:value-type="string" table:style-name="ce15">
            <text:p>t15 (MW)</text:p>
          </table:table-cell>
          <table:table-cell office:value-type="string" table:style-name="ce15">
            <text:p>t16 (MW)</text:p>
          </table:table-cell>
          <table:table-cell office:value-type="string" table:style-name="ce15">
            <text:p>t17 (MW)</text:p>
          </table:table-cell>
          <table:table-cell office:value-type="string" table:style-name="ce15">
            <text:p>t18 (MW)</text:p>
          </table:table-cell>
          <table:table-cell office:value-type="string" table:style-name="ce15">
            <text:p>t19 (MW)</text:p>
          </table:table-cell>
          <table:table-cell office:value-type="string" table:style-name="ce15">
            <text:p>t20 (MW)</text:p>
          </table:table-cell>
          <table:table-cell office:value-type="string" table:style-name="ce15">
            <text:p>t21 (MW)</text:p>
          </table:table-cell>
          <table:table-cell office:value-type="string" table:style-name="ce15">
            <text:p>t22 (MW)</text:p>
          </table:table-cell>
          <table:table-cell office:value-type="string" table:style-name="ce15">
            <text:p>t23 (MW)</text:p>
          </table:table-cell>
          <table:table-cell office:value-type="string" table:style-name="ce15">
            <text:p>t24 (MW)</text:p>
          </table:table-cell>
          <table:table-cell table:number-columns-repeated="72" table:style-name="ce15"/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table:number-columns-repeated="16384"/>
        </table:table-row>
        <table:table-row table:style-name="ro1">
          <table:table-cell table:style-name="ce1"/>
          <table:table-cell table:number-columns-repeated="24" table:style-name="ce22"/>
          <table:table-cell table:number-columns-repeated="16359" table:style-name="ce1"/>
        </table:table-row>
        <table:table-row table:number-rows-repeated="1048560" table:style-name="ro1">
          <table:table-cell table:number-columns-repeated="16384"/>
        </table:table-row>
      </table:table>
      <table:table table:name="Q_Profiles_Load" table:style-name="ta1">
        <table:table-column table:style-name="co1" table:number-columns-repeated="16384" table:default-cell-style-name="ce1"/>
        <table:table-row table:style-name="ro1">
          <table:table-cell office:value-type="string" table:style-name="ce15">
            <text:p>Bus</text:p>
          </table:table-cell>
          <table:table-cell office:value-type="string" table:style-name="ce15">
            <text:p>t1 (MVAr)</text:p>
          </table:table-cell>
          <table:table-cell office:value-type="string" table:style-name="ce15">
            <text:p>t2 (MVAr)</text:p>
          </table:table-cell>
          <table:table-cell office:value-type="string" table:style-name="ce15">
            <text:p>t3 (MVAr)</text:p>
          </table:table-cell>
          <table:table-cell office:value-type="string" table:style-name="ce15">
            <text:p>t4 (MVAr)</text:p>
          </table:table-cell>
          <table:table-cell office:value-type="string" table:style-name="ce15">
            <text:p>t5 (MVAr)</text:p>
          </table:table-cell>
          <table:table-cell office:value-type="string" table:style-name="ce15">
            <text:p>t6 (MVAr)</text:p>
          </table:table-cell>
          <table:table-cell office:value-type="string" table:style-name="ce15">
            <text:p>t7 (MVAr)</text:p>
          </table:table-cell>
          <table:table-cell office:value-type="string" table:style-name="ce15">
            <text:p>t8 (MVAr)</text:p>
          </table:table-cell>
          <table:table-cell office:value-type="string" table:style-name="ce15">
            <text:p>t9 (MVAr)</text:p>
          </table:table-cell>
          <table:table-cell office:value-type="string" table:style-name="ce15">
            <text:p>t10 (MVAr)</text:p>
          </table:table-cell>
          <table:table-cell office:value-type="string" table:style-name="ce15">
            <text:p>t11 (MVAr)</text:p>
          </table:table-cell>
          <table:table-cell office:value-type="string" table:style-name="ce15">
            <text:p>t12 (MVAr)</text:p>
          </table:table-cell>
          <table:table-cell office:value-type="string" table:style-name="ce15">
            <text:p>t13 (MVAr)</text:p>
          </table:table-cell>
          <table:table-cell office:value-type="string" table:style-name="ce15">
            <text:p>t14 (MVAr)</text:p>
          </table:table-cell>
          <table:table-cell office:value-type="string" table:style-name="ce15">
            <text:p>t15 (MVAr)</text:p>
          </table:table-cell>
          <table:table-cell office:value-type="string" table:style-name="ce15">
            <text:p>t16 (MVAr)</text:p>
          </table:table-cell>
          <table:table-cell office:value-type="string" table:style-name="ce15">
            <text:p>t17 (MVAr)</text:p>
          </table:table-cell>
          <table:table-cell office:value-type="string" table:style-name="ce15">
            <text:p>t18 (MVAr)</text:p>
          </table:table-cell>
          <table:table-cell office:value-type="string" table:style-name="ce15">
            <text:p>t19 (MVAr)</text:p>
          </table:table-cell>
          <table:table-cell office:value-type="string" table:style-name="ce15">
            <text:p>t20 (MVAr)</text:p>
          </table:table-cell>
          <table:table-cell office:value-type="string" table:style-name="ce15">
            <text:p>t21 (MVAr)</text:p>
          </table:table-cell>
          <table:table-cell office:value-type="string" table:style-name="ce15">
            <text:p>t22 (MVAr)</text:p>
          </table:table-cell>
          <table:table-cell office:value-type="string" table:style-name="ce15">
            <text:p>t23 (MVAr)</text:p>
          </table:table-cell>
          <table:table-cell office:value-type="string" table:style-name="ce15">
            <text:p>t24 (MVAr)</text:p>
          </table:table-cell>
          <table:table-cell table:number-columns-repeated="72" table:style-name="ce15"/>
          <table:table-cell table:number-columns-repeated="16287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3" table:style-name="ce3">
            <text:p>13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5" table:style-name="ce3">
            <text:p>15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7" table:style-name="ce3">
            <text:p>17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3" table:style-name="ce3">
            <text:p>23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5" table:style-name="ce3">
            <text:p>25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office:value-type="float" office:value="0" table:formula="of:=[.#REF!]" table:style-name="ce18">
            <text:p>#RIF!</text:p>
          </table:table-cell>
          <table:table-cell table:number-columns-repeated="16359" table:style-name="ce1"/>
        </table:table-row>
        <table:table-row table:number-rows-repeated="1048562" table:style-name="ro1">
          <table:table-cell table:number-columns-repeated="16384"/>
        </table:table-row>
      </table:table>
      <table:table table:name="P_Profiles_Gen_Min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 (MW)</text:p>
          </table:table-cell>
          <table:table-cell office:value-type="string" table:style-name="ce2">
            <text:p>t2 (MW)</text:p>
          </table:table-cell>
          <table:table-cell office:value-type="string" table:style-name="ce2">
            <text:p>t3 (MW)</text:p>
          </table:table-cell>
          <table:table-cell office:value-type="string" table:style-name="ce2">
            <text:p>t4 (MW)</text:p>
          </table:table-cell>
          <table:table-cell office:value-type="string" table:style-name="ce2">
            <text:p>t5 (MW)</text:p>
          </table:table-cell>
          <table:table-cell office:value-type="string" table:style-name="ce2">
            <text:p>t6 (MW)</text:p>
          </table:table-cell>
          <table:table-cell office:value-type="string" table:style-name="ce2">
            <text:p>t7 (MW)</text:p>
          </table:table-cell>
          <table:table-cell office:value-type="string" table:style-name="ce2">
            <text:p>t8 (MW)</text:p>
          </table:table-cell>
          <table:table-cell office:value-type="string" table:style-name="ce2">
            <text:p>t9 (MW)</text:p>
          </table:table-cell>
          <table:table-cell office:value-type="string" table:style-name="ce2">
            <text:p>t10 (MW)</text:p>
          </table:table-cell>
          <table:table-cell office:value-type="string" table:style-name="ce2">
            <text:p>t11 (MW)</text:p>
          </table:table-cell>
          <table:table-cell office:value-type="string" table:style-name="ce2">
            <text:p>t12 (MW)</text:p>
          </table:table-cell>
          <table:table-cell office:value-type="string" table:style-name="ce2">
            <text:p>t13 (MW)</text:p>
          </table:table-cell>
          <table:table-cell office:value-type="string" table:style-name="ce2">
            <text:p>t14 (MW)</text:p>
          </table:table-cell>
          <table:table-cell office:value-type="string" table:style-name="ce2">
            <text:p>t15 (MW)</text:p>
          </table:table-cell>
          <table:table-cell office:value-type="string" table:style-name="ce2">
            <text:p>t16 (MW)</text:p>
          </table:table-cell>
          <table:table-cell office:value-type="string" table:style-name="ce2">
            <text:p>t17 (MW)</text:p>
          </table:table-cell>
          <table:table-cell office:value-type="string" table:style-name="ce2">
            <text:p>t18 (MW)</text:p>
          </table:table-cell>
          <table:table-cell office:value-type="string" table:style-name="ce2">
            <text:p>t19 (MW)</text:p>
          </table:table-cell>
          <table:table-cell office:value-type="string" table:style-name="ce2">
            <text:p>t20 (MW)</text:p>
          </table:table-cell>
          <table:table-cell office:value-type="string" table:style-name="ce2">
            <text:p>t21 (MW)</text:p>
          </table:table-cell>
          <table:table-cell office:value-type="string" table:style-name="ce2">
            <text:p>t22 (MW)</text:p>
          </table:table-cell>
          <table:table-cell office:value-type="string" table:style-name="ce2">
            <text:p>t23 (MW)</text:p>
          </table:table-cell>
          <table:table-cell office:value-type="string" table:style-name="ce2">
            <text:p>t24 (MW)</text:p>
          </table:table-cell>
          <table:table-cell table:number-columns-repeated="16359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office:value-type="float" office:value="-5" table:formula="of:=[Gens.$J2]" table:style-name="ce4">
            <text:p>-5</text:p>
          </table:table-cell>
          <table:table-cell table:number-columns-repeated="16359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 table:style-name="ce1"/>
        </table:table-row>
        <table:table-row table:number-rows-repeated="5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8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16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6" table:style-name="ro1">
          <table:table-cell table:number-columns-repeated="4" table:style-name="ce3"/>
          <table:table-cell table:number-columns-repeated="16380" table:style-name="ce1"/>
        </table:table-row>
        <table:table-row table:number-rows-repeated="130" table:style-name="ro1">
          <table:table-cell table:number-columns-repeated="4" table:style-name="ce3"/>
          <table:table-cell table:number-columns-repeated="16380"/>
        </table:table-row>
        <table:table-row table:number-rows-repeated="1048398" table:style-name="ro1">
          <table:table-cell table:number-columns-repeated="16384"/>
        </table:table-row>
      </table:table>
      <table:table table:name="P_Profiles_Gen_Max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 (MW)</text:p>
          </table:table-cell>
          <table:table-cell office:value-type="string" table:style-name="ce2">
            <text:p>t2 (MW)</text:p>
          </table:table-cell>
          <table:table-cell office:value-type="string" table:style-name="ce2">
            <text:p>t3 (MW)</text:p>
          </table:table-cell>
          <table:table-cell office:value-type="string" table:style-name="ce2">
            <text:p>t4 (MW)</text:p>
          </table:table-cell>
          <table:table-cell office:value-type="string" table:style-name="ce2">
            <text:p>t5 (MW)</text:p>
          </table:table-cell>
          <table:table-cell office:value-type="string" table:style-name="ce2">
            <text:p>t6 (MW)</text:p>
          </table:table-cell>
          <table:table-cell office:value-type="string" table:style-name="ce2">
            <text:p>t7 (MW)</text:p>
          </table:table-cell>
          <table:table-cell office:value-type="string" table:style-name="ce2">
            <text:p>t8 (MW)</text:p>
          </table:table-cell>
          <table:table-cell office:value-type="string" table:style-name="ce2">
            <text:p>t9 (MW)</text:p>
          </table:table-cell>
          <table:table-cell office:value-type="string" table:style-name="ce2">
            <text:p>t10 (MW)</text:p>
          </table:table-cell>
          <table:table-cell office:value-type="string" table:style-name="ce2">
            <text:p>t11 (MW)</text:p>
          </table:table-cell>
          <table:table-cell office:value-type="string" table:style-name="ce2">
            <text:p>t12 (MW)</text:p>
          </table:table-cell>
          <table:table-cell office:value-type="string" table:style-name="ce2">
            <text:p>t13 (MW)</text:p>
          </table:table-cell>
          <table:table-cell office:value-type="string" table:style-name="ce2">
            <text:p>t14 (MW)</text:p>
          </table:table-cell>
          <table:table-cell office:value-type="string" table:style-name="ce2">
            <text:p>t15 (MW)</text:p>
          </table:table-cell>
          <table:table-cell office:value-type="string" table:style-name="ce2">
            <text:p>t16 (MW)</text:p>
          </table:table-cell>
          <table:table-cell office:value-type="string" table:style-name="ce2">
            <text:p>t17 (MW)</text:p>
          </table:table-cell>
          <table:table-cell office:value-type="string" table:style-name="ce2">
            <text:p>t18 (MW)</text:p>
          </table:table-cell>
          <table:table-cell office:value-type="string" table:style-name="ce2">
            <text:p>t19 (MW)</text:p>
          </table:table-cell>
          <table:table-cell office:value-type="string" table:style-name="ce2">
            <text:p>t20 (MW)</text:p>
          </table:table-cell>
          <table:table-cell office:value-type="string" table:style-name="ce2">
            <text:p>t21 (MW)</text:p>
          </table:table-cell>
          <table:table-cell office:value-type="string" table:style-name="ce2">
            <text:p>t22 (MW)</text:p>
          </table:table-cell>
          <table:table-cell office:value-type="string" table:style-name="ce2">
            <text:p>t23 (MW)</text:p>
          </table:table-cell>
          <table:table-cell office:value-type="string" table:style-name="ce2">
            <text:p>t24 (MW)</text:p>
          </table:table-cell>
          <table:table-cell table:number-columns-repeated="16359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office:value-type="float" office:value="50" table:formula="of:=[Gens.$I2]" table:style-name="ce4">
            <text:p>50</text:p>
          </table:table-cell>
          <table:table-cell table:number-columns-repeated="16359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office:value-type="float" office:value="0" table:formula="of:=[Gens.$I3]*[.#REF!]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office:value-type="float" office:value="0" table:formula="of:=[Gens.$I4]*[.#REF!]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office:value-type="float" office:value="0" table:formula="of:=[Gens.$I5]*[.#REF!]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office:value-type="float" office:value="0" table:formula="of:=[Gens.$I6]*[.#REF!]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office:value-type="float" office:value="0" table:formula="of:=[Gens.$I7]*[.#REF!]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office:value-type="float" office:value="0" table:formula="of:=[Gens.$I8]*[.#REF!]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office:value-type="float" office:value="0" table:formula="of:=[Gens.$I9]*[.#REF!]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office:value-type="float" office:value="0" table:formula="of:=[Gens.$I10]*[.#REF!]" table:style-name="ce17">
            <text:p>#RIF!</text:p>
          </table:table-cell>
          <table:table-cell table:number-columns-repeated="16359" table:style-name="ce1"/>
        </table:table-row>
        <table:table-row table:number-rows-repeated="2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3" table:style-name="ro1">
          <table:table-cell table:number-columns-repeated="4" table:style-name="ce3"/>
          <table:table-cell table:number-columns-repeated="16380" table:style-name="ce1"/>
        </table:table-row>
        <table:table-row table:number-rows-repeated="133" table:style-name="ro1">
          <table:table-cell table:number-columns-repeated="4" table:style-name="ce3"/>
          <table:table-cell table:number-columns-repeated="16380"/>
        </table:table-row>
        <table:table-row table:number-rows-repeated="1048427" table:style-name="ro1">
          <table:table-cell table:number-columns-repeated="16384"/>
        </table:table-row>
      </table:table>
      <table:table table:name="Q_Profiles_Gen_Min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 (MVAr)</text:p>
          </table:table-cell>
          <table:table-cell office:value-type="string" table:style-name="ce2">
            <text:p>t2 (MVAr)</text:p>
          </table:table-cell>
          <table:table-cell office:value-type="string" table:style-name="ce2">
            <text:p>t3 (MVAr)</text:p>
          </table:table-cell>
          <table:table-cell office:value-type="string" table:style-name="ce2">
            <text:p>t4 (MVAr)</text:p>
          </table:table-cell>
          <table:table-cell office:value-type="string" table:style-name="ce2">
            <text:p>t5 (MVAr)</text:p>
          </table:table-cell>
          <table:table-cell office:value-type="string" table:style-name="ce2">
            <text:p>t6 (MVAr)</text:p>
          </table:table-cell>
          <table:table-cell office:value-type="string" table:style-name="ce2">
            <text:p>t7 (MVAr)</text:p>
          </table:table-cell>
          <table:table-cell office:value-type="string" table:style-name="ce2">
            <text:p>t8 (MVAr)</text:p>
          </table:table-cell>
          <table:table-cell office:value-type="string" table:style-name="ce2">
            <text:p>t9 (MVAr)</text:p>
          </table:table-cell>
          <table:table-cell office:value-type="string" table:style-name="ce2">
            <text:p>t10 (MVAr)</text:p>
          </table:table-cell>
          <table:table-cell office:value-type="string" table:style-name="ce2">
            <text:p>t11 (MVAr)</text:p>
          </table:table-cell>
          <table:table-cell office:value-type="string" table:style-name="ce2">
            <text:p>t12 (MVAr)</text:p>
          </table:table-cell>
          <table:table-cell office:value-type="string" table:style-name="ce2">
            <text:p>t13 (MVAr)</text:p>
          </table:table-cell>
          <table:table-cell office:value-type="string" table:style-name="ce2">
            <text:p>t14 (MVAr)</text:p>
          </table:table-cell>
          <table:table-cell office:value-type="string" table:style-name="ce2">
            <text:p>t15 (MVAr)</text:p>
          </table:table-cell>
          <table:table-cell office:value-type="string" table:style-name="ce2">
            <text:p>t16 (MVAr)</text:p>
          </table:table-cell>
          <table:table-cell office:value-type="string" table:style-name="ce2">
            <text:p>t17 (MVAr)</text:p>
          </table:table-cell>
          <table:table-cell office:value-type="string" table:style-name="ce2">
            <text:p>t18 (MVAr)</text:p>
          </table:table-cell>
          <table:table-cell office:value-type="string" table:style-name="ce2">
            <text:p>t19 (MVAr)</text:p>
          </table:table-cell>
          <table:table-cell office:value-type="string" table:style-name="ce2">
            <text:p>t20 (MVAr)</text:p>
          </table:table-cell>
          <table:table-cell office:value-type="string" table:style-name="ce2">
            <text:p>t21 (MVAr)</text:p>
          </table:table-cell>
          <table:table-cell office:value-type="string" table:style-name="ce2">
            <text:p>t22 (MVAr)</text:p>
          </table:table-cell>
          <table:table-cell office:value-type="string" table:style-name="ce2">
            <text:p>t23 (MVAr)</text:p>
          </table:table-cell>
          <table:table-cell office:value-type="string" table:style-name="ce2">
            <text:p>t24 (MVAr)</text:p>
          </table:table-cell>
          <table:table-cell table:number-columns-repeated="16359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office:value-type="float" office:value="-50" table:formula="of:=[Gens.$E2]" table:style-name="ce4">
            <text:p>-50</text:p>
          </table:table-cell>
          <table:table-cell table:number-columns-repeated="16359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office:value-type="float" office:value="0" table:style-name="ce4">
            <text:p>0</text:p>
          </table:table-cell>
          <table:table-cell table:number-columns-repeated="16359"/>
        </table:table-row>
        <table:table-row table:number-rows-repeated="7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8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16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4" table:style-name="ro1">
          <table:table-cell table:number-columns-repeated="4" table:style-name="ce3"/>
          <table:table-cell table:number-columns-repeated="16380" table:style-name="ce1"/>
        </table:table-row>
        <table:table-row table:number-rows-repeated="132" table:style-name="ro1">
          <table:table-cell table:number-columns-repeated="4" table:style-name="ce3"/>
          <table:table-cell table:number-columns-repeated="16380"/>
        </table:table-row>
        <table:table-row table:number-rows-repeated="1048396" table:style-name="ro1">
          <table:table-cell table:number-columns-repeated="16384"/>
        </table:table-row>
      </table:table>
      <table:table table:name="Q_Profiles_Gen_Max" table:style-name="ta2">
        <table:table-column table:style-name="co1" table:number-columns-repeated="16384" table:default-cell-style-name="ce1"/>
        <table:table-row table:style-name="ro1">
          <table:table-cell office:value-type="string" table:style-name="ce2">
            <text:p>Bus</text:p>
          </table:table-cell>
          <table:table-cell office:value-type="string" table:style-name="ce2">
            <text:p>t1 (MVAr)</text:p>
          </table:table-cell>
          <table:table-cell office:value-type="string" table:style-name="ce2">
            <text:p>t2 (MVAr)</text:p>
          </table:table-cell>
          <table:table-cell office:value-type="string" table:style-name="ce2">
            <text:p>t3 (MVAr)</text:p>
          </table:table-cell>
          <table:table-cell office:value-type="string" table:style-name="ce2">
            <text:p>t4 (MVAr)</text:p>
          </table:table-cell>
          <table:table-cell office:value-type="string" table:style-name="ce2">
            <text:p>t5 (MVAr)</text:p>
          </table:table-cell>
          <table:table-cell office:value-type="string" table:style-name="ce2">
            <text:p>t6 (MVAr)</text:p>
          </table:table-cell>
          <table:table-cell office:value-type="string" table:style-name="ce2">
            <text:p>t7 (MVAr)</text:p>
          </table:table-cell>
          <table:table-cell office:value-type="string" table:style-name="ce2">
            <text:p>t8 (MVAr)</text:p>
          </table:table-cell>
          <table:table-cell office:value-type="string" table:style-name="ce2">
            <text:p>t9 (MVAr)</text:p>
          </table:table-cell>
          <table:table-cell office:value-type="string" table:style-name="ce2">
            <text:p>t10 (MVAr)</text:p>
          </table:table-cell>
          <table:table-cell office:value-type="string" table:style-name="ce2">
            <text:p>t11 (MVAr)</text:p>
          </table:table-cell>
          <table:table-cell office:value-type="string" table:style-name="ce2">
            <text:p>t12 (MVAr)</text:p>
          </table:table-cell>
          <table:table-cell office:value-type="string" table:style-name="ce2">
            <text:p>t13 (MVAr)</text:p>
          </table:table-cell>
          <table:table-cell office:value-type="string" table:style-name="ce2">
            <text:p>t14 (MVAr)</text:p>
          </table:table-cell>
          <table:table-cell office:value-type="string" table:style-name="ce2">
            <text:p>t15 (MVAr)</text:p>
          </table:table-cell>
          <table:table-cell office:value-type="string" table:style-name="ce2">
            <text:p>t16 (MVAr)</text:p>
          </table:table-cell>
          <table:table-cell office:value-type="string" table:style-name="ce2">
            <text:p>t17 (MVAr)</text:p>
          </table:table-cell>
          <table:table-cell office:value-type="string" table:style-name="ce2">
            <text:p>t18 (MVAr)</text:p>
          </table:table-cell>
          <table:table-cell office:value-type="string" table:style-name="ce2">
            <text:p>t19 (MVAr)</text:p>
          </table:table-cell>
          <table:table-cell office:value-type="string" table:style-name="ce2">
            <text:p>t20 (MVAr)</text:p>
          </table:table-cell>
          <table:table-cell office:value-type="string" table:style-name="ce2">
            <text:p>t21 (MVAr)</text:p>
          </table:table-cell>
          <table:table-cell office:value-type="string" table:style-name="ce2">
            <text:p>t22 (MVAr)</text:p>
          </table:table-cell>
          <table:table-cell office:value-type="string" table:style-name="ce2">
            <text:p>t23 (MVAr)</text:p>
          </table:table-cell>
          <table:table-cell office:value-type="string" table:style-name="ce2">
            <text:p>t24 (MVAr)</text:p>
          </table:table-cell>
          <table:table-cell table:number-columns-repeated="16359" table:style-name="ce1"/>
        </table:table-row>
        <table:table-row table:style-name="ro1">
          <table:table-cell office:value-type="float" office:value="31" table:style-name="ce2">
            <text:p>31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office:value-type="float" office:value="50" table:formula="of:=[Gens.$D2]" table:style-name="ce4">
            <text:p>50</text:p>
          </table:table-cell>
          <table:table-cell table:number-columns-repeated="16359" table:style-name="ce1"/>
        </table:table-row>
        <table:table-row table:style-name="ro1">
          <table:table-cell office:value-type="float" office:value="12" table:style-name="ce4">
            <text:p>12</text:p>
          </table:table-cell>
          <table:table-cell office:value-type="float" office:value="0" table:formula="of:=[P_Profiles_Gen_Max.B3]*TAN(ACOS(0.9))" table:style-name="ce17">
            <text:p>#RIF!</text:p>
          </table:table-cell>
          <table:table-cell office:value-type="float" office:value="0" table:formula="of:=[P_Profiles_Gen_Max.C3]*TAN(ACOS(0.9))" table:style-name="ce17">
            <text:p>#RIF!</text:p>
          </table:table-cell>
          <table:table-cell office:value-type="float" office:value="0" table:formula="of:=[P_Profiles_Gen_Max.D3]*TAN(ACOS(0.9))" table:style-name="ce17">
            <text:p>#RIF!</text:p>
          </table:table-cell>
          <table:table-cell office:value-type="float" office:value="0" table:formula="of:=[P_Profiles_Gen_Max.E3]*TAN(ACOS(0.9))" table:style-name="ce17">
            <text:p>#RIF!</text:p>
          </table:table-cell>
          <table:table-cell office:value-type="float" office:value="0" table:formula="of:=[P_Profiles_Gen_Max.F3]*TAN(ACOS(0.9))" table:style-name="ce17">
            <text:p>#RIF!</text:p>
          </table:table-cell>
          <table:table-cell office:value-type="float" office:value="0" table:formula="of:=[P_Profiles_Gen_Max.G3]*TAN(ACOS(0.9))" table:style-name="ce17">
            <text:p>#RIF!</text:p>
          </table:table-cell>
          <table:table-cell office:value-type="float" office:value="0" table:formula="of:=[P_Profiles_Gen_Max.H3]*TAN(ACOS(0.9))" table:style-name="ce17">
            <text:p>#RIF!</text:p>
          </table:table-cell>
          <table:table-cell office:value-type="float" office:value="0" table:formula="of:=[P_Profiles_Gen_Max.I3]*TAN(ACOS(0.9))" table:style-name="ce17">
            <text:p>#RIF!</text:p>
          </table:table-cell>
          <table:table-cell office:value-type="float" office:value="0" table:formula="of:=[P_Profiles_Gen_Max.J3]*TAN(ACOS(0.9))" table:style-name="ce17">
            <text:p>#RIF!</text:p>
          </table:table-cell>
          <table:table-cell office:value-type="float" office:value="0" table:formula="of:=[P_Profiles_Gen_Max.K3]*TAN(ACOS(0.9))" table:style-name="ce17">
            <text:p>#RIF!</text:p>
          </table:table-cell>
          <table:table-cell office:value-type="float" office:value="0" table:formula="of:=[P_Profiles_Gen_Max.L3]*TAN(ACOS(0.9))" table:style-name="ce17">
            <text:p>#RIF!</text:p>
          </table:table-cell>
          <table:table-cell office:value-type="float" office:value="0" table:formula="of:=[P_Profiles_Gen_Max.M3]*TAN(ACOS(0.9))" table:style-name="ce17">
            <text:p>#RIF!</text:p>
          </table:table-cell>
          <table:table-cell office:value-type="float" office:value="0" table:formula="of:=[P_Profiles_Gen_Max.N3]*TAN(ACOS(0.9))" table:style-name="ce17">
            <text:p>#RIF!</text:p>
          </table:table-cell>
          <table:table-cell office:value-type="float" office:value="0" table:formula="of:=[P_Profiles_Gen_Max.O3]*TAN(ACOS(0.9))" table:style-name="ce17">
            <text:p>#RIF!</text:p>
          </table:table-cell>
          <table:table-cell office:value-type="float" office:value="0" table:formula="of:=[P_Profiles_Gen_Max.P3]*TAN(ACOS(0.9))" table:style-name="ce17">
            <text:p>#RIF!</text:p>
          </table:table-cell>
          <table:table-cell office:value-type="float" office:value="0" table:formula="of:=[P_Profiles_Gen_Max.Q3]*TAN(ACOS(0.9))" table:style-name="ce17">
            <text:p>#RIF!</text:p>
          </table:table-cell>
          <table:table-cell office:value-type="float" office:value="0" table:formula="of:=[P_Profiles_Gen_Max.R3]*TAN(ACOS(0.9))" table:style-name="ce17">
            <text:p>#RIF!</text:p>
          </table:table-cell>
          <table:table-cell office:value-type="float" office:value="0" table:formula="of:=[P_Profiles_Gen_Max.S3]*TAN(ACOS(0.9))" table:style-name="ce17">
            <text:p>#RIF!</text:p>
          </table:table-cell>
          <table:table-cell office:value-type="float" office:value="0" table:formula="of:=[P_Profiles_Gen_Max.T3]*TAN(ACOS(0.9))" table:style-name="ce17">
            <text:p>#RIF!</text:p>
          </table:table-cell>
          <table:table-cell office:value-type="float" office:value="0" table:formula="of:=[P_Profiles_Gen_Max.U3]*TAN(ACOS(0.9))" table:style-name="ce17">
            <text:p>#RIF!</text:p>
          </table:table-cell>
          <table:table-cell office:value-type="float" office:value="0" table:formula="of:=[P_Profiles_Gen_Max.V3]*TAN(ACOS(0.9))" table:style-name="ce17">
            <text:p>#RIF!</text:p>
          </table:table-cell>
          <table:table-cell office:value-type="float" office:value="0" table:formula="of:=[P_Profiles_Gen_Max.W3]*TAN(ACOS(0.9))" table:style-name="ce17">
            <text:p>#RIF!</text:p>
          </table:table-cell>
          <table:table-cell office:value-type="float" office:value="0" table:formula="of:=[P_Profiles_Gen_Max.X3]*TAN(ACOS(0.9))" table:style-name="ce17">
            <text:p>#RIF!</text:p>
          </table:table-cell>
          <table:table-cell office:value-type="float" office:value="0" table:formula="of:=[P_Profiles_Gen_Max.Y3]*TAN(ACOS(0.9))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3" table:style-name="ce4">
            <text:p>13</text:p>
          </table:table-cell>
          <table:table-cell office:value-type="float" office:value="0" table:formula="of:=[P_Profiles_Gen_Max.B4]*TAN(ACOS(0.9))" table:style-name="ce23">
            <text:p>#RIF!</text:p>
          </table:table-cell>
          <table:table-cell office:value-type="float" office:value="0" table:formula="of:=[P_Profiles_Gen_Max.C4]*TAN(ACOS(0.9))" table:style-name="ce23">
            <text:p>#RIF!</text:p>
          </table:table-cell>
          <table:table-cell office:value-type="float" office:value="0" table:formula="of:=[P_Profiles_Gen_Max.D4]*TAN(ACOS(0.9))" table:style-name="ce23">
            <text:p>#RIF!</text:p>
          </table:table-cell>
          <table:table-cell office:value-type="float" office:value="0" table:formula="of:=[P_Profiles_Gen_Max.E4]*TAN(ACOS(0.9))" table:style-name="ce23">
            <text:p>#RIF!</text:p>
          </table:table-cell>
          <table:table-cell office:value-type="float" office:value="0" table:formula="of:=[P_Profiles_Gen_Max.F4]*TAN(ACOS(0.9))" table:style-name="ce23">
            <text:p>#RIF!</text:p>
          </table:table-cell>
          <table:table-cell office:value-type="float" office:value="0" table:formula="of:=[P_Profiles_Gen_Max.G4]*TAN(ACOS(0.9))" table:style-name="ce23">
            <text:p>#RIF!</text:p>
          </table:table-cell>
          <table:table-cell office:value-type="float" office:value="0" table:formula="of:=[P_Profiles_Gen_Max.H4]*TAN(ACOS(0.9))" table:style-name="ce23">
            <text:p>#RIF!</text:p>
          </table:table-cell>
          <table:table-cell office:value-type="float" office:value="0" table:formula="of:=[P_Profiles_Gen_Max.I4]*TAN(ACOS(0.9))" table:style-name="ce23">
            <text:p>#RIF!</text:p>
          </table:table-cell>
          <table:table-cell office:value-type="float" office:value="0" table:formula="of:=[P_Profiles_Gen_Max.J4]*TAN(ACOS(0.9))" table:style-name="ce17">
            <text:p>#RIF!</text:p>
          </table:table-cell>
          <table:table-cell office:value-type="float" office:value="0" table:formula="of:=[P_Profiles_Gen_Max.K4]*TAN(ACOS(0.9))" table:style-name="ce17">
            <text:p>#RIF!</text:p>
          </table:table-cell>
          <table:table-cell office:value-type="float" office:value="0" table:formula="of:=[P_Profiles_Gen_Max.L4]*TAN(ACOS(0.9))" table:style-name="ce17">
            <text:p>#RIF!</text:p>
          </table:table-cell>
          <table:table-cell office:value-type="float" office:value="0" table:formula="of:=[P_Profiles_Gen_Max.M4]*TAN(ACOS(0.9))" table:style-name="ce17">
            <text:p>#RIF!</text:p>
          </table:table-cell>
          <table:table-cell office:value-type="float" office:value="0" table:formula="of:=[P_Profiles_Gen_Max.N4]*TAN(ACOS(0.9))" table:style-name="ce17">
            <text:p>#RIF!</text:p>
          </table:table-cell>
          <table:table-cell office:value-type="float" office:value="0" table:formula="of:=[P_Profiles_Gen_Max.O4]*TAN(ACOS(0.9))" table:style-name="ce17">
            <text:p>#RIF!</text:p>
          </table:table-cell>
          <table:table-cell office:value-type="float" office:value="0" table:formula="of:=[P_Profiles_Gen_Max.P4]*TAN(ACOS(0.9))" table:style-name="ce17">
            <text:p>#RIF!</text:p>
          </table:table-cell>
          <table:table-cell office:value-type="float" office:value="0" table:formula="of:=[P_Profiles_Gen_Max.Q4]*TAN(ACOS(0.9))" table:style-name="ce17">
            <text:p>#RIF!</text:p>
          </table:table-cell>
          <table:table-cell office:value-type="float" office:value="0" table:formula="of:=[P_Profiles_Gen_Max.R4]*TAN(ACOS(0.9))" table:style-name="ce17">
            <text:p>#RIF!</text:p>
          </table:table-cell>
          <table:table-cell office:value-type="float" office:value="0" table:formula="of:=[P_Profiles_Gen_Max.S4]*TAN(ACOS(0.9))" table:style-name="ce17">
            <text:p>#RIF!</text:p>
          </table:table-cell>
          <table:table-cell office:value-type="float" office:value="0" table:formula="of:=[P_Profiles_Gen_Max.T4]*TAN(ACOS(0.9))" table:style-name="ce17">
            <text:p>#RIF!</text:p>
          </table:table-cell>
          <table:table-cell office:value-type="float" office:value="0" table:formula="of:=[P_Profiles_Gen_Max.U4]*TAN(ACOS(0.9))" table:style-name="ce23">
            <text:p>#RIF!</text:p>
          </table:table-cell>
          <table:table-cell office:value-type="float" office:value="0" table:formula="of:=[P_Profiles_Gen_Max.V4]*TAN(ACOS(0.9))" table:style-name="ce23">
            <text:p>#RIF!</text:p>
          </table:table-cell>
          <table:table-cell office:value-type="float" office:value="0" table:formula="of:=[P_Profiles_Gen_Max.W4]*TAN(ACOS(0.9))" table:style-name="ce23">
            <text:p>#RIF!</text:p>
          </table:table-cell>
          <table:table-cell office:value-type="float" office:value="0" table:formula="of:=[P_Profiles_Gen_Max.X4]*TAN(ACOS(0.9))" table:style-name="ce23">
            <text:p>#RIF!</text:p>
          </table:table-cell>
          <table:table-cell office:value-type="float" office:value="0" table:formula="of:=[P_Profiles_Gen_Max.Y4]*TAN(ACOS(0.9))" table:style-name="ce23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18" table:style-name="ce4">
            <text:p>18</text:p>
          </table:table-cell>
          <table:table-cell office:value-type="float" office:value="0" table:formula="of:=[P_Profiles_Gen_Max.B5]*TAN(ACOS(0.9))" table:style-name="ce17">
            <text:p>#RIF!</text:p>
          </table:table-cell>
          <table:table-cell office:value-type="float" office:value="0" table:formula="of:=[P_Profiles_Gen_Max.C5]*TAN(ACOS(0.9))" table:style-name="ce17">
            <text:p>#RIF!</text:p>
          </table:table-cell>
          <table:table-cell office:value-type="float" office:value="0" table:formula="of:=[P_Profiles_Gen_Max.D5]*TAN(ACOS(0.9))" table:style-name="ce17">
            <text:p>#RIF!</text:p>
          </table:table-cell>
          <table:table-cell office:value-type="float" office:value="0" table:formula="of:=[P_Profiles_Gen_Max.E5]*TAN(ACOS(0.9))" table:style-name="ce17">
            <text:p>#RIF!</text:p>
          </table:table-cell>
          <table:table-cell office:value-type="float" office:value="0" table:formula="of:=[P_Profiles_Gen_Max.F5]*TAN(ACOS(0.9))" table:style-name="ce17">
            <text:p>#RIF!</text:p>
          </table:table-cell>
          <table:table-cell office:value-type="float" office:value="0" table:formula="of:=[P_Profiles_Gen_Max.G5]*TAN(ACOS(0.9))" table:style-name="ce17">
            <text:p>#RIF!</text:p>
          </table:table-cell>
          <table:table-cell office:value-type="float" office:value="0" table:formula="of:=[P_Profiles_Gen_Max.H5]*TAN(ACOS(0.9))" table:style-name="ce17">
            <text:p>#RIF!</text:p>
          </table:table-cell>
          <table:table-cell office:value-type="float" office:value="0" table:formula="of:=[P_Profiles_Gen_Max.I5]*TAN(ACOS(0.9))" table:style-name="ce17">
            <text:p>#RIF!</text:p>
          </table:table-cell>
          <table:table-cell office:value-type="float" office:value="0" table:formula="of:=[P_Profiles_Gen_Max.J5]*TAN(ACOS(0.9))" table:style-name="ce17">
            <text:p>#RIF!</text:p>
          </table:table-cell>
          <table:table-cell office:value-type="float" office:value="0" table:formula="of:=[P_Profiles_Gen_Max.K5]*TAN(ACOS(0.9))" table:style-name="ce17">
            <text:p>#RIF!</text:p>
          </table:table-cell>
          <table:table-cell office:value-type="float" office:value="0" table:formula="of:=[P_Profiles_Gen_Max.L5]*TAN(ACOS(0.9))" table:style-name="ce17">
            <text:p>#RIF!</text:p>
          </table:table-cell>
          <table:table-cell office:value-type="float" office:value="0" table:formula="of:=[P_Profiles_Gen_Max.M5]*TAN(ACOS(0.9))" table:style-name="ce17">
            <text:p>#RIF!</text:p>
          </table:table-cell>
          <table:table-cell office:value-type="float" office:value="0" table:formula="of:=[P_Profiles_Gen_Max.N5]*TAN(ACOS(0.9))" table:style-name="ce17">
            <text:p>#RIF!</text:p>
          </table:table-cell>
          <table:table-cell office:value-type="float" office:value="0" table:formula="of:=[P_Profiles_Gen_Max.O5]*TAN(ACOS(0.9))" table:style-name="ce17">
            <text:p>#RIF!</text:p>
          </table:table-cell>
          <table:table-cell office:value-type="float" office:value="0" table:formula="of:=[P_Profiles_Gen_Max.P5]*TAN(ACOS(0.9))" table:style-name="ce17">
            <text:p>#RIF!</text:p>
          </table:table-cell>
          <table:table-cell office:value-type="float" office:value="0" table:formula="of:=[P_Profiles_Gen_Max.Q5]*TAN(ACOS(0.9))" table:style-name="ce17">
            <text:p>#RIF!</text:p>
          </table:table-cell>
          <table:table-cell office:value-type="float" office:value="0" table:formula="of:=[P_Profiles_Gen_Max.R5]*TAN(ACOS(0.9))" table:style-name="ce17">
            <text:p>#RIF!</text:p>
          </table:table-cell>
          <table:table-cell office:value-type="float" office:value="0" table:formula="of:=[P_Profiles_Gen_Max.S5]*TAN(ACOS(0.9))" table:style-name="ce17">
            <text:p>#RIF!</text:p>
          </table:table-cell>
          <table:table-cell office:value-type="float" office:value="0" table:formula="of:=[P_Profiles_Gen_Max.T5]*TAN(ACOS(0.9))" table:style-name="ce17">
            <text:p>#RIF!</text:p>
          </table:table-cell>
          <table:table-cell office:value-type="float" office:value="0" table:formula="of:=[P_Profiles_Gen_Max.U5]*TAN(ACOS(0.9))" table:style-name="ce17">
            <text:p>#RIF!</text:p>
          </table:table-cell>
          <table:table-cell office:value-type="float" office:value="0" table:formula="of:=[P_Profiles_Gen_Max.V5]*TAN(ACOS(0.9))" table:style-name="ce17">
            <text:p>#RIF!</text:p>
          </table:table-cell>
          <table:table-cell office:value-type="float" office:value="0" table:formula="of:=[P_Profiles_Gen_Max.W5]*TAN(ACOS(0.9))" table:style-name="ce17">
            <text:p>#RIF!</text:p>
          </table:table-cell>
          <table:table-cell office:value-type="float" office:value="0" table:formula="of:=[P_Profiles_Gen_Max.X5]*TAN(ACOS(0.9))" table:style-name="ce17">
            <text:p>#RIF!</text:p>
          </table:table-cell>
          <table:table-cell office:value-type="float" office:value="0" table:formula="of:=[P_Profiles_Gen_Max.Y5]*TAN(ACOS(0.9))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0" table:style-name="ce4">
            <text:p>20</text:p>
          </table:table-cell>
          <table:table-cell office:value-type="float" office:value="0" table:formula="of:=[P_Profiles_Gen_Max.B6]*TAN(ACOS(0.9))" table:style-name="ce17">
            <text:p>#RIF!</text:p>
          </table:table-cell>
          <table:table-cell office:value-type="float" office:value="0" table:formula="of:=[P_Profiles_Gen_Max.C6]*TAN(ACOS(0.9))" table:style-name="ce17">
            <text:p>#RIF!</text:p>
          </table:table-cell>
          <table:table-cell office:value-type="float" office:value="0" table:formula="of:=[P_Profiles_Gen_Max.D6]*TAN(ACOS(0.9))" table:style-name="ce17">
            <text:p>#RIF!</text:p>
          </table:table-cell>
          <table:table-cell office:value-type="float" office:value="0" table:formula="of:=[P_Profiles_Gen_Max.E6]*TAN(ACOS(0.9))" table:style-name="ce17">
            <text:p>#RIF!</text:p>
          </table:table-cell>
          <table:table-cell office:value-type="float" office:value="0" table:formula="of:=[P_Profiles_Gen_Max.F6]*TAN(ACOS(0.9))" table:style-name="ce17">
            <text:p>#RIF!</text:p>
          </table:table-cell>
          <table:table-cell office:value-type="float" office:value="0" table:formula="of:=[P_Profiles_Gen_Max.G6]*TAN(ACOS(0.9))" table:style-name="ce17">
            <text:p>#RIF!</text:p>
          </table:table-cell>
          <table:table-cell office:value-type="float" office:value="0" table:formula="of:=[P_Profiles_Gen_Max.H6]*TAN(ACOS(0.9))" table:style-name="ce17">
            <text:p>#RIF!</text:p>
          </table:table-cell>
          <table:table-cell office:value-type="float" office:value="0" table:formula="of:=[P_Profiles_Gen_Max.I6]*TAN(ACOS(0.9))" table:style-name="ce17">
            <text:p>#RIF!</text:p>
          </table:table-cell>
          <table:table-cell office:value-type="float" office:value="0" table:formula="of:=[P_Profiles_Gen_Max.J6]*TAN(ACOS(0.9))" table:style-name="ce17">
            <text:p>#RIF!</text:p>
          </table:table-cell>
          <table:table-cell office:value-type="float" office:value="0" table:formula="of:=[P_Profiles_Gen_Max.K6]*TAN(ACOS(0.9))" table:style-name="ce17">
            <text:p>#RIF!</text:p>
          </table:table-cell>
          <table:table-cell office:value-type="float" office:value="0" table:formula="of:=[P_Profiles_Gen_Max.L6]*TAN(ACOS(0.9))" table:style-name="ce17">
            <text:p>#RIF!</text:p>
          </table:table-cell>
          <table:table-cell office:value-type="float" office:value="0" table:formula="of:=[P_Profiles_Gen_Max.M6]*TAN(ACOS(0.9))" table:style-name="ce17">
            <text:p>#RIF!</text:p>
          </table:table-cell>
          <table:table-cell office:value-type="float" office:value="0" table:formula="of:=[P_Profiles_Gen_Max.N6]*TAN(ACOS(0.9))" table:style-name="ce17">
            <text:p>#RIF!</text:p>
          </table:table-cell>
          <table:table-cell office:value-type="float" office:value="0" table:formula="of:=[P_Profiles_Gen_Max.O6]*TAN(ACOS(0.9))" table:style-name="ce17">
            <text:p>#RIF!</text:p>
          </table:table-cell>
          <table:table-cell office:value-type="float" office:value="0" table:formula="of:=[P_Profiles_Gen_Max.P6]*TAN(ACOS(0.9))" table:style-name="ce17">
            <text:p>#RIF!</text:p>
          </table:table-cell>
          <table:table-cell office:value-type="float" office:value="0" table:formula="of:=[P_Profiles_Gen_Max.Q6]*TAN(ACOS(0.9))" table:style-name="ce17">
            <text:p>#RIF!</text:p>
          </table:table-cell>
          <table:table-cell office:value-type="float" office:value="0" table:formula="of:=[P_Profiles_Gen_Max.R6]*TAN(ACOS(0.9))" table:style-name="ce17">
            <text:p>#RIF!</text:p>
          </table:table-cell>
          <table:table-cell office:value-type="float" office:value="0" table:formula="of:=[P_Profiles_Gen_Max.S6]*TAN(ACOS(0.9))" table:style-name="ce17">
            <text:p>#RIF!</text:p>
          </table:table-cell>
          <table:table-cell office:value-type="float" office:value="0" table:formula="of:=[P_Profiles_Gen_Max.T6]*TAN(ACOS(0.9))" table:style-name="ce17">
            <text:p>#RIF!</text:p>
          </table:table-cell>
          <table:table-cell office:value-type="float" office:value="0" table:formula="of:=[P_Profiles_Gen_Max.U6]*TAN(ACOS(0.9))" table:style-name="ce17">
            <text:p>#RIF!</text:p>
          </table:table-cell>
          <table:table-cell office:value-type="float" office:value="0" table:formula="of:=[P_Profiles_Gen_Max.V6]*TAN(ACOS(0.9))" table:style-name="ce17">
            <text:p>#RIF!</text:p>
          </table:table-cell>
          <table:table-cell office:value-type="float" office:value="0" table:formula="of:=[P_Profiles_Gen_Max.W6]*TAN(ACOS(0.9))" table:style-name="ce17">
            <text:p>#RIF!</text:p>
          </table:table-cell>
          <table:table-cell office:value-type="float" office:value="0" table:formula="of:=[P_Profiles_Gen_Max.X6]*TAN(ACOS(0.9))" table:style-name="ce17">
            <text:p>#RIF!</text:p>
          </table:table-cell>
          <table:table-cell office:value-type="float" office:value="0" table:formula="of:=[P_Profiles_Gen_Max.Y6]*TAN(ACOS(0.9))" table:style-name="ce17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1" table:style-name="ce4">
            <text:p>21</text:p>
          </table:table-cell>
          <table:table-cell office:value-type="float" office:value="0" table:formula="of:=[P_Profiles_Gen_Max.B7]*TAN(ACOS(0.9))" table:style-name="ce23">
            <text:p>#RIF!</text:p>
          </table:table-cell>
          <table:table-cell office:value-type="float" office:value="0" table:formula="of:=[P_Profiles_Gen_Max.C7]*TAN(ACOS(0.9))" table:style-name="ce23">
            <text:p>#RIF!</text:p>
          </table:table-cell>
          <table:table-cell office:value-type="float" office:value="0" table:formula="of:=[P_Profiles_Gen_Max.D7]*TAN(ACOS(0.9))" table:style-name="ce23">
            <text:p>#RIF!</text:p>
          </table:table-cell>
          <table:table-cell office:value-type="float" office:value="0" table:formula="of:=[P_Profiles_Gen_Max.E7]*TAN(ACOS(0.9))" table:style-name="ce23">
            <text:p>#RIF!</text:p>
          </table:table-cell>
          <table:table-cell office:value-type="float" office:value="0" table:formula="of:=[P_Profiles_Gen_Max.F7]*TAN(ACOS(0.9))" table:style-name="ce23">
            <text:p>#RIF!</text:p>
          </table:table-cell>
          <table:table-cell office:value-type="float" office:value="0" table:formula="of:=[P_Profiles_Gen_Max.G7]*TAN(ACOS(0.9))" table:style-name="ce23">
            <text:p>#RIF!</text:p>
          </table:table-cell>
          <table:table-cell office:value-type="float" office:value="0" table:formula="of:=[P_Profiles_Gen_Max.H7]*TAN(ACOS(0.9))" table:style-name="ce23">
            <text:p>#RIF!</text:p>
          </table:table-cell>
          <table:table-cell office:value-type="float" office:value="0" table:formula="of:=[P_Profiles_Gen_Max.I7]*TAN(ACOS(0.9))" table:style-name="ce23">
            <text:p>#RIF!</text:p>
          </table:table-cell>
          <table:table-cell office:value-type="float" office:value="0" table:formula="of:=[P_Profiles_Gen_Max.J7]*TAN(ACOS(0.9))" table:style-name="ce17">
            <text:p>#RIF!</text:p>
          </table:table-cell>
          <table:table-cell office:value-type="float" office:value="0" table:formula="of:=[P_Profiles_Gen_Max.K7]*TAN(ACOS(0.9))" table:style-name="ce17">
            <text:p>#RIF!</text:p>
          </table:table-cell>
          <table:table-cell office:value-type="float" office:value="0" table:formula="of:=[P_Profiles_Gen_Max.L7]*TAN(ACOS(0.9))" table:style-name="ce17">
            <text:p>#RIF!</text:p>
          </table:table-cell>
          <table:table-cell office:value-type="float" office:value="0" table:formula="of:=[P_Profiles_Gen_Max.M7]*TAN(ACOS(0.9))" table:style-name="ce17">
            <text:p>#RIF!</text:p>
          </table:table-cell>
          <table:table-cell office:value-type="float" office:value="0" table:formula="of:=[P_Profiles_Gen_Max.N7]*TAN(ACOS(0.9))" table:style-name="ce17">
            <text:p>#RIF!</text:p>
          </table:table-cell>
          <table:table-cell office:value-type="float" office:value="0" table:formula="of:=[P_Profiles_Gen_Max.O7]*TAN(ACOS(0.9))" table:style-name="ce17">
            <text:p>#RIF!</text:p>
          </table:table-cell>
          <table:table-cell office:value-type="float" office:value="0" table:formula="of:=[P_Profiles_Gen_Max.P7]*TAN(ACOS(0.9))" table:style-name="ce17">
            <text:p>#RIF!</text:p>
          </table:table-cell>
          <table:table-cell office:value-type="float" office:value="0" table:formula="of:=[P_Profiles_Gen_Max.Q7]*TAN(ACOS(0.9))" table:style-name="ce17">
            <text:p>#RIF!</text:p>
          </table:table-cell>
          <table:table-cell office:value-type="float" office:value="0" table:formula="of:=[P_Profiles_Gen_Max.R7]*TAN(ACOS(0.9))" table:style-name="ce17">
            <text:p>#RIF!</text:p>
          </table:table-cell>
          <table:table-cell office:value-type="float" office:value="0" table:formula="of:=[P_Profiles_Gen_Max.S7]*TAN(ACOS(0.9))" table:style-name="ce17">
            <text:p>#RIF!</text:p>
          </table:table-cell>
          <table:table-cell office:value-type="float" office:value="0" table:formula="of:=[P_Profiles_Gen_Max.T7]*TAN(ACOS(0.9))" table:style-name="ce17">
            <text:p>#RIF!</text:p>
          </table:table-cell>
          <table:table-cell office:value-type="float" office:value="0" table:formula="of:=[P_Profiles_Gen_Max.U7]*TAN(ACOS(0.9))" table:style-name="ce23">
            <text:p>#RIF!</text:p>
          </table:table-cell>
          <table:table-cell office:value-type="float" office:value="0" table:formula="of:=[P_Profiles_Gen_Max.V7]*TAN(ACOS(0.9))" table:style-name="ce23">
            <text:p>#RIF!</text:p>
          </table:table-cell>
          <table:table-cell office:value-type="float" office:value="0" table:formula="of:=[P_Profiles_Gen_Max.W7]*TAN(ACOS(0.9))" table:style-name="ce23">
            <text:p>#RIF!</text:p>
          </table:table-cell>
          <table:table-cell office:value-type="float" office:value="0" table:formula="of:=[P_Profiles_Gen_Max.X7]*TAN(ACOS(0.9))" table:style-name="ce23">
            <text:p>#RIF!</text:p>
          </table:table-cell>
          <table:table-cell office:value-type="float" office:value="0" table:formula="of:=[P_Profiles_Gen_Max.Y7]*TAN(ACOS(0.9))" table:style-name="ce23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7" table:style-name="ce4">
            <text:p>27</text:p>
          </table:table-cell>
          <table:table-cell office:value-type="float" office:value="0" table:formula="of:=[P_Profiles_Gen_Max.B8]*TAN(ACOS(0.9))" table:style-name="ce23">
            <text:p>#RIF!</text:p>
          </table:table-cell>
          <table:table-cell office:value-type="float" office:value="0" table:formula="of:=[P_Profiles_Gen_Max.C8]*TAN(ACOS(0.9))" table:style-name="ce23">
            <text:p>#RIF!</text:p>
          </table:table-cell>
          <table:table-cell office:value-type="float" office:value="0" table:formula="of:=[P_Profiles_Gen_Max.D8]*TAN(ACOS(0.9))" table:style-name="ce23">
            <text:p>#RIF!</text:p>
          </table:table-cell>
          <table:table-cell office:value-type="float" office:value="0" table:formula="of:=[P_Profiles_Gen_Max.E8]*TAN(ACOS(0.9))" table:style-name="ce23">
            <text:p>#RIF!</text:p>
          </table:table-cell>
          <table:table-cell office:value-type="float" office:value="0" table:formula="of:=[P_Profiles_Gen_Max.F8]*TAN(ACOS(0.9))" table:style-name="ce23">
            <text:p>#RIF!</text:p>
          </table:table-cell>
          <table:table-cell office:value-type="float" office:value="0" table:formula="of:=[P_Profiles_Gen_Max.G8]*TAN(ACOS(0.9))" table:style-name="ce23">
            <text:p>#RIF!</text:p>
          </table:table-cell>
          <table:table-cell office:value-type="float" office:value="0" table:formula="of:=[P_Profiles_Gen_Max.H8]*TAN(ACOS(0.9))" table:style-name="ce23">
            <text:p>#RIF!</text:p>
          </table:table-cell>
          <table:table-cell office:value-type="float" office:value="0" table:formula="of:=[P_Profiles_Gen_Max.I8]*TAN(ACOS(0.9))" table:style-name="ce23">
            <text:p>#RIF!</text:p>
          </table:table-cell>
          <table:table-cell office:value-type="float" office:value="0" table:formula="of:=[P_Profiles_Gen_Max.J8]*TAN(ACOS(0.9))" table:style-name="ce17">
            <text:p>#RIF!</text:p>
          </table:table-cell>
          <table:table-cell office:value-type="float" office:value="0" table:formula="of:=[P_Profiles_Gen_Max.K8]*TAN(ACOS(0.9))" table:style-name="ce17">
            <text:p>#RIF!</text:p>
          </table:table-cell>
          <table:table-cell office:value-type="float" office:value="0" table:formula="of:=[P_Profiles_Gen_Max.L8]*TAN(ACOS(0.9))" table:style-name="ce17">
            <text:p>#RIF!</text:p>
          </table:table-cell>
          <table:table-cell office:value-type="float" office:value="0" table:formula="of:=[P_Profiles_Gen_Max.M8]*TAN(ACOS(0.9))" table:style-name="ce17">
            <text:p>#RIF!</text:p>
          </table:table-cell>
          <table:table-cell office:value-type="float" office:value="0" table:formula="of:=[P_Profiles_Gen_Max.N8]*TAN(ACOS(0.9))" table:style-name="ce17">
            <text:p>#RIF!</text:p>
          </table:table-cell>
          <table:table-cell office:value-type="float" office:value="0" table:formula="of:=[P_Profiles_Gen_Max.O8]*TAN(ACOS(0.9))" table:style-name="ce17">
            <text:p>#RIF!</text:p>
          </table:table-cell>
          <table:table-cell office:value-type="float" office:value="0" table:formula="of:=[P_Profiles_Gen_Max.P8]*TAN(ACOS(0.9))" table:style-name="ce17">
            <text:p>#RIF!</text:p>
          </table:table-cell>
          <table:table-cell office:value-type="float" office:value="0" table:formula="of:=[P_Profiles_Gen_Max.Q8]*TAN(ACOS(0.9))" table:style-name="ce17">
            <text:p>#RIF!</text:p>
          </table:table-cell>
          <table:table-cell office:value-type="float" office:value="0" table:formula="of:=[P_Profiles_Gen_Max.R8]*TAN(ACOS(0.9))" table:style-name="ce17">
            <text:p>#RIF!</text:p>
          </table:table-cell>
          <table:table-cell office:value-type="float" office:value="0" table:formula="of:=[P_Profiles_Gen_Max.S8]*TAN(ACOS(0.9))" table:style-name="ce17">
            <text:p>#RIF!</text:p>
          </table:table-cell>
          <table:table-cell office:value-type="float" office:value="0" table:formula="of:=[P_Profiles_Gen_Max.T8]*TAN(ACOS(0.9))" table:style-name="ce17">
            <text:p>#RIF!</text:p>
          </table:table-cell>
          <table:table-cell office:value-type="float" office:value="0" table:formula="of:=[P_Profiles_Gen_Max.U8]*TAN(ACOS(0.9))" table:style-name="ce23">
            <text:p>#RIF!</text:p>
          </table:table-cell>
          <table:table-cell office:value-type="float" office:value="0" table:formula="of:=[P_Profiles_Gen_Max.V8]*TAN(ACOS(0.9))" table:style-name="ce23">
            <text:p>#RIF!</text:p>
          </table:table-cell>
          <table:table-cell office:value-type="float" office:value="0" table:formula="of:=[P_Profiles_Gen_Max.W8]*TAN(ACOS(0.9))" table:style-name="ce23">
            <text:p>#RIF!</text:p>
          </table:table-cell>
          <table:table-cell office:value-type="float" office:value="0" table:formula="of:=[P_Profiles_Gen_Max.X8]*TAN(ACOS(0.9))" table:style-name="ce23">
            <text:p>#RIF!</text:p>
          </table:table-cell>
          <table:table-cell office:value-type="float" office:value="0" table:formula="of:=[P_Profiles_Gen_Max.Y8]*TAN(ACOS(0.9))" table:style-name="ce23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28" table:style-name="ce4">
            <text:p>28</text:p>
          </table:table-cell>
          <table:table-cell office:value-type="float" office:value="0" table:formula="of:=[P_Profiles_Gen_Max.B9]*TAN(ACOS(0.9))" table:style-name="ce23">
            <text:p>#RIF!</text:p>
          </table:table-cell>
          <table:table-cell office:value-type="float" office:value="0" table:formula="of:=[P_Profiles_Gen_Max.C9]*TAN(ACOS(0.9))" table:style-name="ce23">
            <text:p>#RIF!</text:p>
          </table:table-cell>
          <table:table-cell office:value-type="float" office:value="0" table:formula="of:=[P_Profiles_Gen_Max.D9]*TAN(ACOS(0.9))" table:style-name="ce23">
            <text:p>#RIF!</text:p>
          </table:table-cell>
          <table:table-cell office:value-type="float" office:value="0" table:formula="of:=[P_Profiles_Gen_Max.E9]*TAN(ACOS(0.9))" table:style-name="ce23">
            <text:p>#RIF!</text:p>
          </table:table-cell>
          <table:table-cell office:value-type="float" office:value="0" table:formula="of:=[P_Profiles_Gen_Max.F9]*TAN(ACOS(0.9))" table:style-name="ce23">
            <text:p>#RIF!</text:p>
          </table:table-cell>
          <table:table-cell office:value-type="float" office:value="0" table:formula="of:=[P_Profiles_Gen_Max.G9]*TAN(ACOS(0.9))" table:style-name="ce23">
            <text:p>#RIF!</text:p>
          </table:table-cell>
          <table:table-cell office:value-type="float" office:value="0" table:formula="of:=[P_Profiles_Gen_Max.H9]*TAN(ACOS(0.9))" table:style-name="ce23">
            <text:p>#RIF!</text:p>
          </table:table-cell>
          <table:table-cell office:value-type="float" office:value="0" table:formula="of:=[P_Profiles_Gen_Max.I9]*TAN(ACOS(0.9))" table:style-name="ce23">
            <text:p>#RIF!</text:p>
          </table:table-cell>
          <table:table-cell office:value-type="float" office:value="0" table:formula="of:=[P_Profiles_Gen_Max.J9]*TAN(ACOS(0.9))" table:style-name="ce17">
            <text:p>#RIF!</text:p>
          </table:table-cell>
          <table:table-cell office:value-type="float" office:value="0" table:formula="of:=[P_Profiles_Gen_Max.K9]*TAN(ACOS(0.9))" table:style-name="ce17">
            <text:p>#RIF!</text:p>
          </table:table-cell>
          <table:table-cell office:value-type="float" office:value="0" table:formula="of:=[P_Profiles_Gen_Max.L9]*TAN(ACOS(0.9))" table:style-name="ce17">
            <text:p>#RIF!</text:p>
          </table:table-cell>
          <table:table-cell office:value-type="float" office:value="0" table:formula="of:=[P_Profiles_Gen_Max.M9]*TAN(ACOS(0.9))" table:style-name="ce17">
            <text:p>#RIF!</text:p>
          </table:table-cell>
          <table:table-cell office:value-type="float" office:value="0" table:formula="of:=[P_Profiles_Gen_Max.N9]*TAN(ACOS(0.9))" table:style-name="ce17">
            <text:p>#RIF!</text:p>
          </table:table-cell>
          <table:table-cell office:value-type="float" office:value="0" table:formula="of:=[P_Profiles_Gen_Max.O9]*TAN(ACOS(0.9))" table:style-name="ce17">
            <text:p>#RIF!</text:p>
          </table:table-cell>
          <table:table-cell office:value-type="float" office:value="0" table:formula="of:=[P_Profiles_Gen_Max.P9]*TAN(ACOS(0.9))" table:style-name="ce17">
            <text:p>#RIF!</text:p>
          </table:table-cell>
          <table:table-cell office:value-type="float" office:value="0" table:formula="of:=[P_Profiles_Gen_Max.Q9]*TAN(ACOS(0.9))" table:style-name="ce17">
            <text:p>#RIF!</text:p>
          </table:table-cell>
          <table:table-cell office:value-type="float" office:value="0" table:formula="of:=[P_Profiles_Gen_Max.R9]*TAN(ACOS(0.9))" table:style-name="ce17">
            <text:p>#RIF!</text:p>
          </table:table-cell>
          <table:table-cell office:value-type="float" office:value="0" table:formula="of:=[P_Profiles_Gen_Max.S9]*TAN(ACOS(0.9))" table:style-name="ce17">
            <text:p>#RIF!</text:p>
          </table:table-cell>
          <table:table-cell office:value-type="float" office:value="0" table:formula="of:=[P_Profiles_Gen_Max.T9]*TAN(ACOS(0.9))" table:style-name="ce17">
            <text:p>#RIF!</text:p>
          </table:table-cell>
          <table:table-cell office:value-type="float" office:value="0" table:formula="of:=[P_Profiles_Gen_Max.U9]*TAN(ACOS(0.9))" table:style-name="ce23">
            <text:p>#RIF!</text:p>
          </table:table-cell>
          <table:table-cell office:value-type="float" office:value="0" table:formula="of:=[P_Profiles_Gen_Max.V9]*TAN(ACOS(0.9))" table:style-name="ce23">
            <text:p>#RIF!</text:p>
          </table:table-cell>
          <table:table-cell office:value-type="float" office:value="0" table:formula="of:=[P_Profiles_Gen_Max.W9]*TAN(ACOS(0.9))" table:style-name="ce23">
            <text:p>#RIF!</text:p>
          </table:table-cell>
          <table:table-cell office:value-type="float" office:value="0" table:formula="of:=[P_Profiles_Gen_Max.X9]*TAN(ACOS(0.9))" table:style-name="ce23">
            <text:p>#RIF!</text:p>
          </table:table-cell>
          <table:table-cell office:value-type="float" office:value="0" table:formula="of:=[P_Profiles_Gen_Max.Y9]*TAN(ACOS(0.9))" table:style-name="ce23">
            <text:p>#RIF!</text:p>
          </table:table-cell>
          <table:table-cell table:number-columns-repeated="16359" table:style-name="ce1"/>
        </table:table-row>
        <table:table-row table:style-name="ro1">
          <table:table-cell office:value-type="float" office:value="30" table:style-name="ce4">
            <text:p>30</text:p>
          </table:table-cell>
          <table:table-cell office:value-type="float" office:value="0" table:formula="of:=[P_Profiles_Gen_Max.B10]*TAN(ACOS(0.9))" table:style-name="ce17">
            <text:p>#RIF!</text:p>
          </table:table-cell>
          <table:table-cell office:value-type="float" office:value="0" table:formula="of:=[P_Profiles_Gen_Max.C10]*TAN(ACOS(0.9))" table:style-name="ce17">
            <text:p>#RIF!</text:p>
          </table:table-cell>
          <table:table-cell office:value-type="float" office:value="0" table:formula="of:=[P_Profiles_Gen_Max.D10]*TAN(ACOS(0.9))" table:style-name="ce17">
            <text:p>#RIF!</text:p>
          </table:table-cell>
          <table:table-cell office:value-type="float" office:value="0" table:formula="of:=[P_Profiles_Gen_Max.E10]*TAN(ACOS(0.9))" table:style-name="ce17">
            <text:p>#RIF!</text:p>
          </table:table-cell>
          <table:table-cell office:value-type="float" office:value="0" table:formula="of:=[P_Profiles_Gen_Max.F10]*TAN(ACOS(0.9))" table:style-name="ce17">
            <text:p>#RIF!</text:p>
          </table:table-cell>
          <table:table-cell office:value-type="float" office:value="0" table:formula="of:=[P_Profiles_Gen_Max.G10]*TAN(ACOS(0.9))" table:style-name="ce17">
            <text:p>#RIF!</text:p>
          </table:table-cell>
          <table:table-cell office:value-type="float" office:value="0" table:formula="of:=[P_Profiles_Gen_Max.H10]*TAN(ACOS(0.9))" table:style-name="ce17">
            <text:p>#RIF!</text:p>
          </table:table-cell>
          <table:table-cell office:value-type="float" office:value="0" table:formula="of:=[P_Profiles_Gen_Max.I10]*TAN(ACOS(0.9))" table:style-name="ce17">
            <text:p>#RIF!</text:p>
          </table:table-cell>
          <table:table-cell office:value-type="float" office:value="0" table:formula="of:=[P_Profiles_Gen_Max.J10]*TAN(ACOS(0.9))" table:style-name="ce17">
            <text:p>#RIF!</text:p>
          </table:table-cell>
          <table:table-cell office:value-type="float" office:value="0" table:formula="of:=[P_Profiles_Gen_Max.K10]*TAN(ACOS(0.9))" table:style-name="ce17">
            <text:p>#RIF!</text:p>
          </table:table-cell>
          <table:table-cell office:value-type="float" office:value="0" table:formula="of:=[P_Profiles_Gen_Max.L10]*TAN(ACOS(0.9))" table:style-name="ce17">
            <text:p>#RIF!</text:p>
          </table:table-cell>
          <table:table-cell office:value-type="float" office:value="0" table:formula="of:=[P_Profiles_Gen_Max.M10]*TAN(ACOS(0.9))" table:style-name="ce17">
            <text:p>#RIF!</text:p>
          </table:table-cell>
          <table:table-cell office:value-type="float" office:value="0" table:formula="of:=[P_Profiles_Gen_Max.N10]*TAN(ACOS(0.9))" table:style-name="ce17">
            <text:p>#RIF!</text:p>
          </table:table-cell>
          <table:table-cell office:value-type="float" office:value="0" table:formula="of:=[P_Profiles_Gen_Max.O10]*TAN(ACOS(0.9))" table:style-name="ce17">
            <text:p>#RIF!</text:p>
          </table:table-cell>
          <table:table-cell office:value-type="float" office:value="0" table:formula="of:=[P_Profiles_Gen_Max.P10]*TAN(ACOS(0.9))" table:style-name="ce17">
            <text:p>#RIF!</text:p>
          </table:table-cell>
          <table:table-cell office:value-type="float" office:value="0" table:formula="of:=[P_Profiles_Gen_Max.Q10]*TAN(ACOS(0.9))" table:style-name="ce17">
            <text:p>#RIF!</text:p>
          </table:table-cell>
          <table:table-cell office:value-type="float" office:value="0" table:formula="of:=[P_Profiles_Gen_Max.R10]*TAN(ACOS(0.9))" table:style-name="ce17">
            <text:p>#RIF!</text:p>
          </table:table-cell>
          <table:table-cell office:value-type="float" office:value="0" table:formula="of:=[P_Profiles_Gen_Max.S10]*TAN(ACOS(0.9))" table:style-name="ce17">
            <text:p>#RIF!</text:p>
          </table:table-cell>
          <table:table-cell office:value-type="float" office:value="0" table:formula="of:=[P_Profiles_Gen_Max.T10]*TAN(ACOS(0.9))" table:style-name="ce17">
            <text:p>#RIF!</text:p>
          </table:table-cell>
          <table:table-cell office:value-type="float" office:value="0" table:formula="of:=[P_Profiles_Gen_Max.U10]*TAN(ACOS(0.9))" table:style-name="ce17">
            <text:p>#RIF!</text:p>
          </table:table-cell>
          <table:table-cell office:value-type="float" office:value="0" table:formula="of:=[P_Profiles_Gen_Max.V10]*TAN(ACOS(0.9))" table:style-name="ce17">
            <text:p>#RIF!</text:p>
          </table:table-cell>
          <table:table-cell office:value-type="float" office:value="0" table:formula="of:=[P_Profiles_Gen_Max.W10]*TAN(ACOS(0.9))" table:style-name="ce17">
            <text:p>#RIF!</text:p>
          </table:table-cell>
          <table:table-cell office:value-type="float" office:value="0" table:formula="of:=[P_Profiles_Gen_Max.X10]*TAN(ACOS(0.9))" table:style-name="ce17">
            <text:p>#RIF!</text:p>
          </table:table-cell>
          <table:table-cell office:value-type="float" office:value="0" table:formula="of:=[P_Profiles_Gen_Max.Y10]*TAN(ACOS(0.9))" table:style-name="ce17">
            <text:p>#RIF!</text:p>
          </table:table-cell>
          <table:table-cell table:number-columns-repeated="16359" table:style-name="ce1"/>
        </table:table-row>
        <table:table-row table:number-rows-repeated="3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8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16" table:style-name="ro1">
          <table:table-cell table:number-columns-repeated="4" table:style-name="ce3"/>
          <table:table-cell table:number-columns-repeated="16380" table:style-name="ce1"/>
        </table:table-row>
        <table:table-row table:style-name="ro1">
          <table:table-cell table:number-columns-repeated="4" table:style-name="ce3"/>
          <table:table-cell table:number-columns-repeated="4" table:style-name="ce1"/>
          <table:table-cell table:number-columns-repeated="24" table:style-name="ce3"/>
          <table:table-cell table:number-columns-repeated="16352"/>
        </table:table-row>
        <table:table-row table:number-rows-repeated="8" table:style-name="ro1">
          <table:table-cell table:number-columns-repeated="4" table:style-name="ce3"/>
          <table:table-cell table:number-columns-repeated="16380" table:style-name="ce1"/>
        </table:table-row>
        <table:table-row table:number-rows-repeated="128" table:style-name="ro1">
          <table:table-cell table:number-columns-repeated="4" table:style-name="ce3"/>
          <table:table-cell table:number-columns-repeated="16380"/>
        </table:table-row>
        <table:table-row table:number-rows-repeated="1048400" table:style-name="ro1">
          <table:table-cell table:number-columns-repeated="16384"/>
        </table:table-row>
      </table:table>
      <table:table table:name="Base_MVA" table:style-name="ta4">
        <table:table-column table:style-name="co1" table:number-columns-repeated="16384" table:default-cell-style-name="ce1"/>
        <table:table-row table:style-name="ro2">
          <table:table-cell office:value-type="string" table:style-name="ce24">
            <text:p>base_MVA</text:p>
          </table:table-cell>
          <table:table-cell table:number-columns-repeated="16383" table:style-name="ce1"/>
        </table:table-row>
        <table:table-row table:style-name="ro1">
          <table:table-cell office:value-type="float" office:value="100" table:style-name="ce3">
            <text:p>100</text:p>
          </table:table-cell>
          <table:table-cell table:style-name="ce1"/>
          <table:table-cell table:number-columns-repeated="2" table:style-name="ce25"/>
          <table:table-cell table:number-columns-repeated="16380"/>
        </table:table-row>
        <table:table-row table:number-rows-repeated="2" table:style-name="ro1">
          <table:table-cell table:number-columns-repeated="2" table:style-name="ce1"/>
          <table:table-cell table:number-columns-repeated="2" table:style-name="ce25"/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  <table:database-ranges>
        <table:database-range table:target-range-address="Buses.A1:Buses.I32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15">
      <number:scientific-number number:decimal-places="2" number:min-decimal-places="2" number:min-integer-digits="1" number:min-exponent-digits="2" number:exponent-interval="1" number:forced-exponent-sign="true"/>
    </number:number-style>
    <number:number-style style:name="N36">
      <number:number number:decimal-places="1" number:min-decimal-places="1" number:min-integer-digits="1"/>
    </number:number-style>
    <number:number-style style:name="N37">
      <number:number number:decimal-places="3" number:min-decimal-places="3" number:min-integer-digits="1"/>
    </number:number-style>
    <number:number-style style:name="N38">
      <number:number number:decimal-places="4" number:min-decimal-places="4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827</meta:generator>
    <meta:initial-creator>Muhammad USMAN</meta:initial-creator>
    <dc:creator>Lara Pinato</dc:creator>
    <meta:creation-date>2020-08-07T14:21:31Z</meta:creation-date>
    <dc:date>2022-02-08T14:39:45Z</dc:date>
    <meta:print-date>2020-09-16T16:09:50Z</meta:print-date>
  </office:meta>
</office:document-meta>
</file>